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mp;quot" svg:font-family="&amp;quot" style:font-family-generic="roman"/>
    <style:font-face style:name="STIXMathJax_Main-italic" svg:font-family="STIXMathJax_Main-italic" style:font-family-generic="roman"/>
    <style:font-face style:name="STIXMathJax_Main" svg:font-family="STIXMathJax_Main" style:font-family-generic="roman"/>
  </office:font-face-decls>
  <office:automatic-styles>
    <text:list-style style:name="LFO1">
      <text:list-level-style-bullet text:level="1" text:style-name="WW_CharLFO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Heading1"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fo:background-color="#FAFAFA"/>
    </style:style>
    <style:style style:name="P2" style:parent-style-name="Heading2" style:family="paragraph">
      <style:text-properties fo:font-weight="bold" style:font-weight-asian="bold" fo:background-color="#FAFAFA"/>
    </style:style>
    <style:style style:name="P3" style:parent-style-name="ListParagraph" style:family="paragraph">
      <style:paragraph-properties fo:margin-left="0.5in">
        <style:tab-stops/>
      </style:paragraph-properties>
      <style:text-properties style:font-name="Arial" style:font-name-complex="Arial" fo:font-size="10.5pt" style:font-size-asian="10.5pt" style:font-size-complex="10.5pt"/>
    </style:style>
    <style:style style:name="P4" style:parent-style-name="ListParagraph" style:family="paragraph">
      <style:text-properties style:font-name="Arial" style:font-name-complex="Arial" fo:font-size="10.5pt" style:font-size-asian="10.5pt" style:font-size-complex="10.5pt"/>
    </style:style>
    <style:style style:name="P5" style:parent-style-name="ListParagraph" style:family="paragraph">
      <style:paragraph-properties fo:margin-left="0.5in">
        <style:tab-stops/>
      </style:paragraph-properties>
      <style:text-properties style:font-name="Arial" style:font-name-complex="Arial" fo:font-size="10.5pt" style:font-size-asian="10.5pt" style:font-size-complex="10.5pt"/>
    </style:style>
    <style:style style:name="P6" style:parent-style-name="ListParagraph" style:family="paragraph">
      <style:text-properties style:font-name="Arial" style:font-name-complex="Arial" fo:font-size="10.5pt" style:font-size-asian="10.5pt" style:font-size-complex="10.5pt"/>
    </style:style>
    <style:style style:name="P7" style:parent-style-name="ListParagraph" style:family="paragraph">
      <style:paragraph-properties fo:margin-left="0.5in">
        <style:tab-stops/>
      </style:paragraph-properties>
      <style:text-properties style:font-name="Arial" style:font-name-complex="Arial" fo:font-size="10.5pt" style:font-size-asian="10.5pt" style:font-size-complex="10.5pt"/>
    </style:style>
    <style:style style:name="P8" style:parent-style-name="ListParagraph" style:family="paragraph">
      <style:text-properties style:font-name="Arial" style:font-name-complex="Arial" fo:font-size="10.5pt" style:font-size-asian="10.5pt" style:font-size-complex="10.5pt"/>
    </style:style>
    <style:style style:name="P9" style:parent-style-name="ListParagraph" style:family="paragraph">
      <style:text-properties style:font-name="Arial" style:font-name-complex="Arial" fo:font-size="10.5pt" style:font-size-asian="10.5pt" style:font-size-complex="10.5pt"/>
    </style:style>
    <style:style style:name="P10" style:parent-style-name="ListParagraph" style:family="paragraph">
      <style:text-properties style:font-name="Arial" style:font-name-complex="Arial" fo:font-size="10.5pt" style:font-size-asian="10.5pt" style:font-size-complex="10.5pt"/>
    </style:style>
    <style:style style:name="P11" style:parent-style-name="ListParagraph" style:family="paragraph">
      <style:text-properties style:font-name="Arial" style:font-name-complex="Arial" fo:font-size="10.5pt" style:font-size-asian="10.5pt" style:font-size-complex="10.5pt"/>
    </style:style>
    <style:style style:name="P12" style:parent-style-name="ListParagraph" style:family="paragraph">
      <style:text-properties style:font-name="Arial" style:font-name-complex="Arial" fo:font-size="10.5pt" style:font-size-asian="10.5pt" style:font-size-complex="10.5pt"/>
    </style:style>
    <style:style style:name="P13" style:parent-style-name="ListParagraph" style:family="paragraph">
      <style:text-properties style:font-name="Arial" style:font-name-complex="Arial" fo:font-size="10.5pt" style:font-size-asian="10.5pt" style:font-size-complex="10.5pt"/>
    </style:style>
    <style:style style:name="P14" style:parent-style-name="ListParagraph" style:family="paragraph">
      <style:text-properties style:font-name="Arial" style:font-name-complex="Arial" fo:font-size="10.5pt" style:font-size-asian="10.5pt" style:font-size-complex="10.5pt"/>
    </style:style>
    <style:style style:name="P15" style:parent-style-name="ListParagraph" style:family="paragraph">
      <style:text-properties style:font-name="Arial" style:font-name-complex="Arial" fo:font-size="10.5pt" style:font-size-asian="10.5pt" style:font-size-complex="10.5pt"/>
    </style:style>
    <style:style style:name="P16" style:parent-style-name="ListParagraph" style:family="paragraph">
      <style:text-properties style:font-name="Arial" style:font-name-complex="Arial" fo:font-size="10.5pt" style:font-size-asian="10.5pt" style:font-size-complex="10.5pt"/>
    </style:style>
    <style:style style:name="P17" style:parent-style-name="ListParagraph" style:family="paragraph">
      <style:text-properties style:font-name="Arial" style:font-name-complex="Arial" fo:font-size="10.5pt" style:font-size-asian="10.5pt" style:font-size-complex="10.5pt"/>
    </style:style>
    <style:style style:name="P18" style:parent-style-name="ListParagraph" style:family="paragraph">
      <style:text-properties style:font-name="Arial" style:font-name-complex="Arial" fo:font-size="10.5pt" style:font-size-asian="10.5pt" style:font-size-complex="10.5pt"/>
    </style:style>
    <style:style style:name="P19" style:parent-style-name="ListParagraph" style:family="paragraph">
      <style:text-properties style:font-name="Arial" style:font-name-complex="Arial" fo:font-size="10.5pt" style:font-size-asian="10.5pt" style:font-size-complex="10.5pt"/>
    </style:style>
    <style:style style:name="P20" style:parent-style-name="ListParagraph" style:family="paragraph">
      <style:text-properties style:font-name="Arial" style:font-name-complex="Arial" fo:font-size="10.5pt" style:font-size-asian="10.5pt" style:font-size-complex="10.5pt"/>
    </style:style>
    <style:style style:name="P21" style:parent-style-name="ListParagraph" style:family="paragraph">
      <style:text-properties style:font-name="Arial" style:font-name-complex="Arial" fo:font-size="10.5pt" style:font-size-asian="10.5pt" style:font-size-complex="10.5pt"/>
    </style:style>
    <style:style style:name="P22" style:parent-style-name="ListParagraph" style:family="paragraph">
      <style:text-properties style:font-name="Arial" style:font-name-complex="Arial" fo:font-size="10.5pt" style:font-size-asian="10.5pt" style:font-size-complex="10.5pt"/>
    </style:style>
    <style:style style:name="P23" style:parent-style-name="ListParagraph" style:family="paragraph">
      <style:text-properties style:font-name="Arial" style:font-name-complex="Arial" fo:font-size="10.5pt" style:font-size-asian="10.5pt" style:font-size-complex="10.5pt"/>
    </style:style>
    <style:style style:name="P24" style:parent-style-name="ListParagraph" style:family="paragraph">
      <style:text-properties style:font-name="Arial" style:font-name-complex="Arial" fo:font-size="10.5pt" style:font-size-asian="10.5pt" style:font-size-complex="10.5pt"/>
    </style:style>
    <style:style style:name="P25" style:parent-style-name="ListParagraph" style:family="paragraph">
      <style:text-properties style:font-name="Arial" style:font-name-complex="Arial" fo:font-size="10.5pt" style:font-size-asian="10.5pt" style:font-size-complex="10.5pt"/>
    </style:style>
    <style:style style:name="P26" style:parent-style-name="ListParagraph" style:family="paragraph">
      <style:text-properties style:font-name="Arial" style:font-name-complex="Arial" fo:font-size="10.5pt" style:font-size-asian="10.5pt" style:font-size-complex="10.5pt"/>
    </style:style>
    <style:style style:name="P27" style:parent-style-name="ListParagraph" style:family="paragraph">
      <style:text-properties style:font-name="Arial" style:font-name-complex="Arial" fo:font-size="10.5pt" style:font-size-asian="10.5pt" style:font-size-complex="10.5pt"/>
    </style:style>
    <style:style style:name="P28" style:parent-style-name="ListParagraph" style:family="paragraph">
      <style:text-properties style:font-name="Arial" style:font-name-complex="Arial" fo:font-size="10.5pt" style:font-size-asian="10.5pt" style:font-size-complex="10.5pt"/>
    </style:style>
    <style:style style:name="P29" style:parent-style-name="ListParagraph"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30" style:parent-style-name="ListParagraph" style:family="paragraph">
      <style:paragraph-properties fo:border-top="none" fo:border-left="none" fo:border-bottom="0.0104in solid #000000" fo:border-right="none" fo:padding-top="0in" fo:padding-left="0in" fo:padding-bottom="0.0138in" fo:padding-right="0in" style:shadow="none"/>
    </style:style>
    <style:style style:name="T31" style:parent-style-name="DefaultParagraphFont" style:family="text">
      <style:text-properties style:font-name="Arial" style:font-name-complex="Arial" fo:font-size="10.5pt" style:font-size-asian="10.5pt" style:font-size-complex="10.5pt"/>
    </style:style>
    <style:style style:name="P32" style:parent-style-name="Normal" style:family="paragraph">
      <style:paragraph-properties fo:border-top="none" fo:border-left="none" fo:border-bottom="0.0104in solid #000000" fo:border-right="none" fo:padding-top="0in" fo:padding-left="0in" fo:padding-bottom="0.0138in" fo:padding-right="0in" style:shadow="none" fo:margin-left="0.75in">
        <style:tab-stops/>
      </style:paragraph-properties>
      <style:text-properties style:font-name="Arial" style:font-name-complex="Arial" fo:font-weight="bold" style:font-weight-asian="bold" fo:color="#373A3C" fo:font-size="10.5pt" style:font-size-asian="10.5pt" style:font-size-complex="10.5pt" fo:background-color="#FAFAFA"/>
    </style:style>
    <style:style style:name="P33" style:parent-style-name="Normal" style:family="paragraph">
      <style:text-properties style:font-name="Arial" style:font-name-complex="Arial" fo:font-weight="bold" style:font-weight-asian="bold" fo:color="#373A3C" fo:font-size="10.5pt" style:font-size-asian="10.5pt" style:font-size-complex="10.5pt" fo:background-color="#FAFAFA"/>
    </style:style>
    <style:style style:name="P34" style:parent-style-name="NormalWeb" style:family="paragraph">
      <style:paragraph-properties fo:margin-top="0in" fo:margin-bottom="0in"/>
      <style:text-properties style:font-name="Helvetica" style:font-name-asian="Calibri" fo:color="#000000" fo:font-size="10.5pt" style:font-size-asian="10.5pt" style:font-size-complex="10.5pt" style:language-asian="en" style:country-asian="US"/>
    </style:style>
    <style:style style:name="P35" style:parent-style-name="NormalWeb" style:family="paragraph">
      <style:paragraph-properties fo:margin-top="0in" fo:margin-bottom="0in" fo:margin-left="0.25in">
        <style:tab-stops/>
      </style:paragraph-properties>
      <style:text-properties style:font-name="Helvetica" style:font-name-asian="Calibri" fo:color="#000000" fo:font-size="10.5pt" style:font-size-asian="10.5pt" style:font-size-complex="10.5pt" style:language-asian="en" style:country-asian="US"/>
    </style:style>
    <style:style style:name="P36" style:parent-style-name="ListParagraph"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37" style:parent-style-name="ListParagraph" style:family="paragraph">
      <style:paragraph-properties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8" style:parent-style-name="ListParagraph"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39" style:parent-style-name="Normal"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0" style:parent-style-name="Normal"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1" style:parent-style-name="ListParagraph"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2" style:parent-style-name="Normal"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3" style:parent-style-name="ListParagraph"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4" style:parent-style-name="Normal"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5" style:parent-style-name="Normal"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6" style:parent-style-name="Normal" style:family="paragraph">
      <style:paragraph-properties fo:margin-bottom="0in" fo:margin-left="0.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7" style:parent-style-name="Normal" style:family="paragraph">
      <style:paragraph-properties fo:margin-bottom="0in" fo:margin-left="0.2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48" style:parent-style-name="Normal" style:family="paragraph">
      <style:paragraph-properties fo:border-top="none" fo:border-left="none" fo:border-bottom="0.0312in double #000000" style:border-line-width-bottom="0.0104in 0.0104in 0.0104in" fo:border-right="none" fo:padding-top="0in" fo:padding-left="0in" fo:padding-bottom="0.0138in" fo:padding-right="0in" style:shadow="none"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49" style:parent-style-name="Heading2" style:family="paragraph">
      <style:text-properties fo:font-weight="bold" style:font-weight-asian="bold" style:text-underline-type="single" style:text-underline-style="solid" style:text-underline-width="auto" style:text-underline-mode="continuous"/>
    </style:style>
    <style:style style:name="P50" style:parent-style-name="Heading2" style:family="paragraph">
      <style:text-properties fo:font-weight="bold" style:font-weight-asian="bold"/>
    </style:style>
    <style:style style:name="P51" style:parent-style-name="Heading2" style:family="paragraph">
      <style:text-properties fo:font-weight="bold" style:font-weight-asian="bold"/>
    </style:style>
    <style:style style:name="P52" style:parent-style-name="Normal" style:family="paragraph">
      <style:text-properties style:font-name="Arial" style:font-name-complex="Arial" fo:font-size="10.5pt" style:font-size-asian="10.5pt" style:font-size-complex="10.5pt"/>
    </style:style>
    <style:style style:name="P53" style:parent-style-name="Normal" style:family="paragraph">
      <style:text-properties style:font-name="Arial" style:font-name-complex="Arial" fo:font-size="10.5pt" style:font-size-asian="10.5pt" style:font-size-complex="10.5pt"/>
    </style:style>
    <style:style style:name="P54" style:parent-style-name="Normal" style:family="paragraph">
      <style:text-properties style:font-name="Arial" style:font-name-complex="Arial" fo:font-size="10.5pt" style:font-size-asian="10.5pt" style:font-size-complex="10.5pt"/>
    </style:style>
    <style:style style:name="P55" style:parent-style-name="Normal" style:family="paragraph">
      <style:text-properties style:font-name="Arial" style:font-name-complex="Arial" fo:font-size="10.5pt" style:font-size-asian="10.5pt" style:font-size-complex="10.5pt"/>
    </style:style>
    <style:style style:name="P56" style:parent-style-name="Normal" style:family="paragraph">
      <style:text-properties style:font-name="Arial" style:font-name-complex="Arial" fo:font-size="10.5pt" style:font-size-asian="10.5pt" style:font-size-complex="10.5pt"/>
    </style:style>
    <style:style style:name="P57" style:parent-style-name="Normal" style:family="paragraph">
      <style:text-properties style:font-name="Arial" style:font-name-complex="Arial" fo:font-size="10.5pt" style:font-size-asian="10.5pt" style:font-size-complex="10.5pt"/>
    </style:style>
    <style:style style:name="P58" style:parent-style-name="Normal" style:family="paragraph">
      <style:text-properties style:font-name="Arial" style:font-name-complex="Arial" fo:font-weight="bold" style:font-weight-asian="bold" fo:font-size="10.5pt" style:font-size-asian="10.5pt" style:font-size-complex="10.5pt"/>
    </style:style>
    <style:style style:name="P59" style:parent-style-name="Normal" style:family="paragraph">
      <style:text-properties style:font-name="Arial" style:font-name-complex="Arial" fo:font-size="10.5pt" style:font-size-asian="10.5pt" style:font-size-complex="10.5pt"/>
    </style:style>
    <style:style style:name="P60" style:parent-style-name="Normal" style:family="paragraph">
      <style:text-properties style:font-name="Arial" style:font-name-complex="Arial" fo:font-size="10.5pt" style:font-size-asian="10.5pt" style:font-size-complex="10.5pt"/>
    </style:style>
    <style:style style:name="P61" style:parent-style-name="Normal" style:family="paragraph">
      <style:text-properties style:font-name="Arial" style:font-name-complex="Arial" fo:font-size="10.5pt" style:font-size-asian="10.5pt" style:font-size-complex="10.5pt"/>
    </style:style>
    <style:style style:name="P62" style:parent-style-name="Normal" style:family="paragraph">
      <style:text-properties style:font-name="Arial" style:font-name-complex="Arial" fo:font-size="10.5pt" style:font-size-asian="10.5pt" style:font-size-complex="10.5pt"/>
    </style:style>
    <style:style style:name="P63" style:parent-style-name="Normal" style:family="paragraph">
      <style:text-properties style:font-name="Arial" style:font-name-complex="Arial" fo:font-size="10.5pt" style:font-size-asian="10.5pt" style:font-size-complex="10.5pt"/>
    </style:style>
    <style:style style:name="P64" style:parent-style-name="Normal" style:family="paragraph">
      <style:text-properties style:font-name="Arial" style:font-name-complex="Arial" fo:font-size="10.5pt" style:font-size-asian="10.5pt" style:font-size-complex="10.5pt"/>
    </style:style>
    <style:style style:name="P65" style:parent-style-name="Normal" style:family="paragraph">
      <style:text-properties style:font-name="Arial" style:font-name-complex="Arial" fo:font-size="10.5pt" style:font-size-asian="10.5pt" style:font-size-complex="10.5pt"/>
    </style:style>
    <style:style style:name="P66" style:parent-style-name="Normal" style:family="paragraph">
      <style:text-properties style:font-name="Arial" style:font-name-complex="Arial" fo:font-size="10.5pt" style:font-size-asian="10.5pt" style:font-size-complex="10.5pt"/>
    </style:style>
    <style:style style:name="P67" style:parent-style-name="Normal" style:family="paragraph">
      <style:text-properties style:font-name="Arial" style:font-name-complex="Arial" fo:font-size="10.5pt" style:font-size-asian="10.5pt" style:font-size-complex="10.5pt"/>
    </style:style>
    <style:style style:name="P68" style:parent-style-name="Normal" style:family="paragraph">
      <style:text-properties style:font-name="Arial" style:font-name-complex="Arial" fo:font-size="10.5pt" style:font-size-asian="10.5pt" style:font-size-complex="10.5pt"/>
    </style:style>
    <style:style style:name="P69" style:parent-style-name="Normal" style:family="paragraph">
      <style:text-properties style:font-name="Arial" style:font-name-complex="Arial" fo:font-size="10.5pt" style:font-size-asian="10.5pt" style:font-size-complex="10.5pt"/>
    </style:style>
    <style:style style:name="P70" style:parent-style-name="Normal" style:family="paragraph">
      <style:text-properties style:font-name="Arial" style:font-name-complex="Arial" fo:font-size="10.5pt" style:font-size-asian="10.5pt" style:font-size-complex="10.5pt"/>
    </style:style>
    <style:style style:name="P71" style:parent-style-name="Normal" style:family="paragraph">
      <style:text-properties style:font-name="Arial" style:font-name-complex="Arial" fo:font-size="10.5pt" style:font-size-asian="10.5pt" style:font-size-complex="10.5pt"/>
    </style:style>
    <style:style style:name="P72" style:parent-style-name="Normal" style:family="paragraph">
      <style:text-properties style:font-name="Arial" style:font-name-complex="Arial" fo:font-size="10.5pt" style:font-size-asian="10.5pt" style:font-size-complex="10.5pt"/>
    </style:style>
    <style:style style:name="P73" style:parent-style-name="Normal" style:family="paragraph">
      <style:text-properties style:font-name="Arial" style:font-name-complex="Arial" fo:font-size="10.5pt" style:font-size-asian="10.5pt" style:font-size-complex="10.5pt"/>
    </style:style>
    <style:style style:name="P74" style:parent-style-name="Normal" style:family="paragraph">
      <style:text-properties style:font-name="Arial" style:font-name-complex="Arial" fo:font-size="10.5pt" style:font-size-asian="10.5pt" style:font-size-complex="10.5pt"/>
    </style:style>
    <style:style style:name="P75" style:parent-style-name="Normal" style:family="paragraph">
      <style:text-properties style:font-name="Arial" style:font-name-complex="Arial" fo:font-size="10.5pt" style:font-size-asian="10.5pt" style:font-size-complex="10.5pt"/>
    </style:style>
    <style:style style:name="P76" style:parent-style-name="Normal" style:family="paragraph">
      <style:text-properties style:font-name="Arial" style:font-name-complex="Arial" fo:font-size="10.5pt" style:font-size-asian="10.5pt" style:font-size-complex="10.5pt"/>
    </style:style>
    <style:style style:name="P77" style:parent-style-name="Normal" style:family="paragraph">
      <style:text-properties style:font-name="Arial" style:font-name-complex="Arial" fo:font-size="10.5pt" style:font-size-asian="10.5pt" style:font-size-complex="10.5pt"/>
    </style:style>
    <style:style style:name="P78" style:parent-style-name="Normal" style:family="paragraph">
      <style:text-properties style:font-name="Arial" style:font-name-complex="Arial" fo:font-size="10.5pt" style:font-size-asian="10.5pt" style:font-size-complex="10.5pt"/>
    </style:style>
    <style:style style:name="P7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80" style:parent-style-name="Heading2" style:family="paragraph">
      <style:text-properties fo:font-weight="bold" style:font-weight-asian="bold" style:text-underline-type="single" style:text-underline-style="solid" style:text-underline-width="auto" style:text-underline-mode="continuous"/>
    </style:style>
    <style:style style:name="P81" style:parent-style-name="Heading2" style:family="paragraph">
      <style:text-properties fo:font-weight="bold" style:font-weight-asian="bold"/>
    </style:style>
    <style:style style:name="P82" style:parent-style-name="Normal" style:family="paragraph">
      <style:text-properties style:font-name="Arial" style:font-name-complex="Arial" fo:font-size="10.5pt" style:font-size-asian="10.5pt" style:font-size-complex="10.5pt"/>
    </style:style>
    <style:style style:name="P83" style:parent-style-name="Normal" style:family="paragraph">
      <style:text-properties style:font-name="Arial" style:font-name-complex="Arial" fo:font-size="10.5pt" style:font-size-asian="10.5pt" style:font-size-complex="10.5pt"/>
    </style:style>
    <style:style style:name="P84" style:parent-style-name="Normal" style:family="paragraph">
      <style:text-properties style:font-name="Arial" style:font-name-complex="Arial" fo:font-size="10.5pt" style:font-size-asian="10.5pt" style:font-size-complex="10.5pt"/>
    </style:style>
    <style:style style:name="P85" style:parent-style-name="Normal" style:family="paragraph">
      <style:text-properties style:font-name="Arial" style:font-name-complex="Arial" fo:font-size="10.5pt" style:font-size-asian="10.5pt" style:font-size-complex="10.5pt"/>
    </style:style>
    <style:style style:name="P86" style:parent-style-name="Normal" style:family="paragraph">
      <style:text-properties style:font-name="Arial" style:font-name-complex="Arial" fo:font-size="10.5pt" style:font-size-asian="10.5pt" style:font-size-complex="10.5pt"/>
    </style:style>
    <style:style style:name="P87" style:parent-style-name="Normal" style:family="paragraph">
      <style:text-properties style:font-name="Arial" style:font-name-complex="Arial" fo:font-weight="bold" style:font-weight-asian="bold" fo:font-size="10.5pt" style:font-size-asian="10.5pt" style:font-size-complex="10.5pt"/>
    </style:style>
    <style:style style:name="P88" style:parent-style-name="Normal" style:family="paragraph">
      <style:text-properties style:font-name="Arial" style:font-name-complex="Arial" fo:font-size="10.5pt" style:font-size-asian="10.5pt" style:font-size-complex="10.5pt"/>
    </style:style>
    <style:style style:name="P89" style:parent-style-name="Normal" style:family="paragraph">
      <style:text-properties style:font-name="Arial" style:font-name-complex="Arial" fo:font-size="10.5pt" style:font-size-asian="10.5pt" style:font-size-complex="10.5pt"/>
    </style:style>
    <style:style style:name="P90" style:parent-style-name="Normal" style:family="paragraph">
      <style:text-properties style:font-name="Arial" style:font-name-complex="Arial" fo:font-size="10.5pt" style:font-size-asian="10.5pt" style:font-size-complex="10.5pt"/>
    </style:style>
    <style:style style:name="P91" style:parent-style-name="Normal" style:family="paragraph">
      <style:text-properties style:font-name="Arial" style:font-name-complex="Arial" fo:font-size="10.5pt" style:font-size-asian="10.5pt" style:font-size-complex="10.5pt"/>
    </style:style>
    <style:style style:name="P92" style:parent-style-name="Normal" style:family="paragraph">
      <style:text-properties style:font-name="Arial" style:font-name-complex="Arial" fo:font-size="10.5pt" style:font-size-asian="10.5pt" style:font-size-complex="10.5pt"/>
    </style:style>
    <style:style style:name="P93" style:parent-style-name="Normal" style:family="paragraph">
      <style:text-properties style:font-name="Arial" style:font-name-complex="Arial" fo:font-size="10.5pt" style:font-size-asian="10.5pt" style:font-size-complex="10.5pt"/>
    </style:style>
    <style:style style:name="P94" style:parent-style-name="Normal" style:family="paragraph">
      <style:text-properties style:font-name="Arial" style:font-name-complex="Arial" fo:font-size="10.5pt" style:font-size-asian="10.5pt" style:font-size-complex="10.5pt"/>
    </style:style>
    <style:style style:name="P95" style:parent-style-name="Normal" style:family="paragraph">
      <style:text-properties style:font-name="Arial" style:font-name-complex="Arial" fo:font-size="10.5pt" style:font-size-asian="10.5pt" style:font-size-complex="10.5pt"/>
    </style:style>
    <style:style style:name="P96" style:parent-style-name="Normal" style:family="paragraph">
      <style:text-properties style:font-name="Arial" style:font-name-complex="Arial" fo:font-size="10.5pt" style:font-size-asian="10.5pt" style:font-size-complex="10.5pt"/>
    </style:style>
    <style:style style:name="P97" style:parent-style-name="Normal" style:family="paragraph">
      <style:text-properties style:font-name="Arial" style:font-name-complex="Arial" fo:font-size="10.5pt" style:font-size-asian="10.5pt" style:font-size-complex="10.5pt"/>
    </style:style>
    <style:style style:name="P98" style:parent-style-name="Normal" style:family="paragraph">
      <style:text-properties style:font-name="Arial" style:font-name-complex="Arial" fo:font-size="10.5pt" style:font-size-asian="10.5pt" style:font-size-complex="10.5pt"/>
    </style:style>
    <style:style style:name="P99" style:parent-style-name="Normal" style:family="paragraph">
      <style:text-properties style:font-name="Arial" style:font-name-complex="Arial" fo:font-size="10.5pt" style:font-size-asian="10.5pt" style:font-size-complex="10.5pt"/>
    </style:style>
    <style:style style:name="P100" style:parent-style-name="Normal" style:family="paragraph">
      <style:text-properties style:font-name="Arial" style:font-name-complex="Arial" fo:font-size="10.5pt" style:font-size-asian="10.5pt" style:font-size-complex="10.5pt"/>
    </style:style>
    <style:style style:name="P101" style:parent-style-name="Normal" style:family="paragraph">
      <style:text-properties style:font-name="Arial" style:font-name-complex="Arial" fo:font-size="10.5pt" style:font-size-asian="10.5pt" style:font-size-complex="10.5pt"/>
    </style:style>
    <style:style style:name="P102" style:parent-style-name="Normal" style:family="paragraph">
      <style:text-properties style:font-name="Arial" style:font-name-complex="Arial" fo:font-size="10.5pt" style:font-size-asian="10.5pt" style:font-size-complex="10.5pt"/>
    </style:style>
    <style:style style:name="P103" style:parent-style-name="Normal" style:family="paragraph">
      <style:text-properties style:font-name="Arial" style:font-name-complex="Arial" fo:font-size="10.5pt" style:font-size-asian="10.5pt" style:font-size-complex="10.5pt"/>
    </style:style>
    <style:style style:name="P104" style:parent-style-name="Normal" style:family="paragraph">
      <style:text-properties style:font-name="Arial" style:font-name-complex="Arial" fo:font-size="10.5pt" style:font-size-asian="10.5pt" style:font-size-complex="10.5pt"/>
    </style:style>
    <style:style style:name="P105" style:parent-style-name="Normal" style:family="paragraph">
      <style:text-properties style:font-name="Arial" style:font-name-complex="Arial" fo:font-size="10.5pt" style:font-size-asian="10.5pt" style:font-size-complex="10.5pt"/>
    </style:style>
    <style:style style:name="P106" style:parent-style-name="Normal" style:family="paragraph">
      <style:text-properties style:font-name="Arial" style:font-name-complex="Arial" fo:font-size="10.5pt" style:font-size-asian="10.5pt" style:font-size-complex="10.5pt"/>
    </style:style>
    <style:style style:name="P107" style:parent-style-name="Normal" style:family="paragraph">
      <style:text-properties style:font-name="Arial" style:font-name-complex="Arial" fo:font-size="10.5pt" style:font-size-asian="10.5pt" style:font-size-complex="10.5pt"/>
    </style:style>
    <style:style style:name="P108" style:parent-style-name="Normal" style:family="paragraph">
      <style:text-properties style:font-name="Arial" style:font-name-complex="Arial" fo:font-size="10.5pt" style:font-size-asian="10.5pt" style:font-size-complex="10.5pt"/>
    </style:style>
    <style:style style:name="P109" style:parent-style-name="Normal" style:family="paragraph">
      <style:text-properties style:font-name="Arial" style:font-name-complex="Arial" fo:font-size="10.5pt" style:font-size-asian="10.5pt" style:font-size-complex="10.5pt"/>
    </style:style>
    <style:style style:name="P110" style:parent-style-name="Normal" style:family="paragraph">
      <style:text-properties style:font-name="Arial" style:font-name-complex="Arial" fo:font-size="10.5pt" style:font-size-asian="10.5pt" style:font-size-complex="10.5pt"/>
    </style:style>
    <style:style style:name="P111" style:parent-style-name="Normal" style:family="paragraph">
      <style:text-properties style:font-name="Arial" style:font-name-complex="Arial" fo:font-size="10.5pt" style:font-size-asian="10.5pt" style:font-size-complex="10.5pt"/>
    </style:style>
    <style:style style:name="P112" style:parent-style-name="Normal" style:family="paragraph">
      <style:text-properties style:font-name="Arial" style:font-name-complex="Arial" fo:font-size="10.5pt" style:font-size-asian="10.5pt" style:font-size-complex="10.5pt"/>
    </style:style>
    <style:style style:name="P113" style:parent-style-name="Normal" style:family="paragraph">
      <style:text-properties style:font-name="Arial" style:font-name-complex="Arial" fo:font-size="10.5pt" style:font-size-asian="10.5pt" style:font-size-complex="10.5pt"/>
    </style:style>
    <style:style style:name="P11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115" style:parent-style-name="ListParagraph" style:family="paragraph">
      <style:paragraph-properties fo:margin-bottom="0in" fo:background-color="#FFFFFF"/>
    </style:style>
    <style:style style:name="P116" style:parent-style-name="Normal" style:family="paragraph">
      <style:text-properties style:font-name="Helvetica" fo:font-weight="bold" style:font-weight-asian="bold" fo:color="#000000" fo:font-size="10.5pt" style:font-size-asian="10.5pt" style:font-size-complex="10.5pt"/>
    </style:style>
    <style:style style:name="P11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18" style:parent-style-name="Heading2" style:family="paragraph">
      <style:text-properties fo:font-weight="bold" style:font-weight-asian="bold"/>
    </style:style>
    <style:style style:name="P119" style:parent-style-name="Normal" style:family="paragraph">
      <style:paragraph-properties fo:text-indent="0.5in"/>
      <style:text-properties style:font-name="Helvetica" fo:color="#000000" fo:font-size="10.5pt" style:font-size-asian="10.5pt" style:font-size-complex="10.5pt" style:text-underline-type="single" style:text-underline-style="solid" style:text-underline-width="auto" style:text-underline-mode="continuous"/>
    </style:style>
    <style:style style:name="P120"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121"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122"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123"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124" style:parent-style-name="ListParagraph" style:family="paragraph">
      <style:paragraph-properties style:vertical-align="auto" fo:margin-bottom="0in" fo:background-color="#FFFFFF"/>
    </style:style>
    <style:style style:name="T12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12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127" style:parent-style-name="Normal" style:family="paragraph">
      <style:paragraph-properties style:vertical-align="auto" fo:margin-bottom="0in" fo:margin-left="0.25in" fo:background-color="#FFFFFF">
        <style:tab-stops/>
      </style:paragraph-properties>
      <style:text-properties style:text-underline-type="single" style:text-underline-style="solid" style:text-underline-width="auto" style:text-underline-mode="continuous"/>
    </style:style>
    <style:style style:name="P128" style:parent-style-name="Normal" style:family="paragraph">
      <style:paragraph-properties style:vertical-align="auto" fo:margin-bottom="0in" fo:margin-left="0.25in" fo:background-color="#FFFFFF">
        <style:tab-stops/>
      </style:paragraph-properties>
    </style:style>
    <style:style style:name="T129" style:parent-style-name="DefaultParagraphFont" style:family="text">
      <style:text-properties style:font-name="Helvetica" fo:font-weight="bold" style:font-weight-asian="bold" style:font-weight-complex="bold" fo:color="#000000" fo:font-size="10.5pt" style:font-size-asian="10.5pt" style:font-size-complex="10.5pt"/>
    </style:style>
    <style:style style:name="P13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31" style:parent-style-name="Normal" style:family="paragraph">
      <style:paragraph-properties style:vertical-align="auto" fo:margin-top="0.0694in" fo:margin-bottom="0.0694in" fo:margin-right="0.2916in"/>
      <style:text-properties style:font-name="&amp;quot" style:font-name-asian="Times New Roman" fo:color="#000000" fo:font-size="10.5pt" style:font-size-asian="10.5pt" style:font-size-complex="10.5pt" style:language-asian="en" style:country-asian="GB"/>
    </style:style>
    <style:style style:name="P132" style:parent-style-name="Heading2" style:family="paragraph">
      <style:paragraph-properties fo:margin-top="0in" fo:margin-bottom="0.1666in" style:line-height-at-least="0.25in" fo:background-color="#FAFAFA"/>
    </style:style>
    <style:style style:name="P133" style:parent-style-name="Heading2" style:family="paragraph">
      <style:paragraph-properties fo:margin-top="0in" fo:margin-bottom="0.1666in" style:line-height-at-least="0.25in" fo:background-color="#FAFAFA"/>
    </style:style>
    <style:style style:name="T134" style:parent-style-name="DefaultParagraphFont" style:family="text">
      <style:text-properties style:font-name="Arial" style:font-name-complex="Arial" fo:font-weight="bold" style:font-weight-asian="bold" style:font-weight-complex="bold" fo:color="#373A3C" fo:font-size="14pt" style:font-size-asian="14pt" style:font-size-complex="14pt"/>
    </style:style>
    <style:style style:name="P13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36"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37"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8"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9"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40"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41"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42"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43" style:parent-style-name="Normal" style:family="paragraph">
      <style:paragraph-properties style:vertical-align="auto"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144" style:parent-style-name="Normal" style:family="paragraph">
      <style:paragraph-properties style:vertical-align="auto"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145" style:parent-style-name="NormalWeb" style:family="paragraph">
      <style:paragraph-properties style:vertical-align="auto" fo:margin-top="0in" fo:margin-bottom="0.2083in" style:line-height-at-least="0.2083in" fo:background-color="#FAFAFA"/>
      <style:text-properties style:font-name="Arial" style:font-name-complex="Arial" fo:color="#373A3C" fo:font-size="10.5pt" style:font-size-asian="10.5pt" style:font-size-complex="10.5pt"/>
    </style:style>
    <style:style style:name="P146" style:parent-style-name="NormalWeb" style:family="paragraph">
      <style:paragraph-properties fo:margin-top="0in" fo:margin-bottom="0.2083in" style:line-height-at-least="0.2083in" fo:margin-left="0.5in" fo:background-color="#FAFAFA">
        <style:tab-stops/>
      </style:paragraph-properties>
    </style:style>
    <style:style style:name="T147" style:parent-style-name="DefaultParagraphFont" style:family="text">
      <style:text-properties style:font-name="Arial" style:font-name-complex="Arial" fo:font-weight="bold" style:font-weight-asian="bold" fo:color="#373A3C" fo:font-size="10.5pt" style:font-size-asian="10.5pt" style:font-size-complex="10.5pt"/>
    </style:style>
    <style:style style:name="T148" style:parent-style-name="DefaultParagraphFont" style:family="text">
      <style:text-properties style:font-name="Arial" style:font-name-complex="Arial" fo:color="#373A3C" fo:font-size="10.5pt" style:font-size-asian="10.5pt" style:font-size-complex="10.5pt"/>
    </style:style>
    <style:style style:name="P149" style:parent-style-name="NormalWeb" style:family="paragraph">
      <style:paragraph-properties style:vertical-align="auto" fo:margin-top="0in" fo:margin-bottom="0.2083in" style:line-height-at-least="0.2083in" fo:background-color="#FAFAFA"/>
      <style:text-properties style:font-name="Arial" style:font-name-complex="Arial" fo:color="#373A3C" fo:font-size="10.5pt" style:font-size-asian="10.5pt" style:font-size-complex="10.5pt"/>
    </style:style>
    <style:style style:name="P150" style:parent-style-name="NormalWeb" style:family="paragraph">
      <style:paragraph-properties fo:border-top="none" fo:border-left="none" fo:border-bottom="0.0104in solid #000000" fo:border-right="none" fo:padding-top="0in" fo:padding-left="0in" fo:padding-bottom="0.0138in" fo:padding-right="0in" style:shadow="none" fo:margin-top="0in" fo:margin-bottom="0.2083in" style:line-height-at-least="0.2083in" fo:text-indent="0.5in" fo:background-color="#FAFAFA"/>
      <style:text-properties style:font-name="Arial" style:font-name-complex="Arial" fo:color="#373A3C" fo:font-size="10.5pt" style:font-size-asian="10.5pt" style:font-size-complex="10.5pt"/>
    </style:style>
    <style:style style:name="P151" style:parent-style-name="Heading2" style:family="paragraph">
      <style:paragraph-properties fo:margin-top="0in" fo:margin-bottom="0.1666in" style:line-height-at-least="0.25in" fo:background-color="#FAFAFA"/>
    </style:style>
    <style:style style:name="P152" style:parent-style-name="Heading2" style:family="paragraph">
      <style:paragraph-properties fo:margin-top="0in" fo:margin-bottom="0.1666in" style:line-height-at-least="0.25in" fo:background-color="#FAFAFA"/>
      <style:text-properties style:font-name="Arial" style:font-name-complex="Arial" fo:font-weight="bold" style:font-weight-asian="bold" style:font-weight-complex="bold" fo:color="#373A3C" fo:font-size="14pt" style:font-size-asian="14pt" style:font-size-complex="14pt"/>
    </style:style>
    <style:style style:name="P153" style:parent-style-name="Normal" style:family="paragraph">
      <style:paragraph-properties style:vertical-align="auto"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154"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55"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56"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57"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58"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59" style:parent-style-name="Normal" style:family="paragraph">
      <style:text-properties fo:font-weight="bold" style:font-weight-asian="bold"/>
    </style:style>
    <style:style style:name="P160" style:parent-style-name="ListParagraph" style:family="paragraph">
      <style:paragraph-properties fo:line-height="101%"/>
    </style:style>
    <style:style style:name="P161" style:parent-style-name="ListParagraph" style:family="paragraph">
      <style:paragraph-properties fo:line-height="101%"/>
    </style:style>
    <style:style style:name="T162" style:parent-style-name="DefaultParagraphFont" style:family="text">
      <style:text-properties style:font-name="Helvetica" style:font-weight-complex="bold" fo:color="#000000" fo:font-size="10.5pt" style:font-size-asian="10.5pt" style:font-size-complex="10.5pt"/>
    </style:style>
    <style:style style:name="P163" style:parent-style-name="Heading2" style:family="paragraph">
      <style:text-properties fo:font-weight="bold" style:font-weight-asian="bold" style:language-asian="en" style:country-asian="GB"/>
    </style:style>
    <style:style style:name="P164" style:parent-style-name="ListParagraph" style:family="paragraph">
      <style:paragraph-properties fo:border-top="none" fo:border-left="none" fo:border-bottom="0.0104in solid #000000" fo:border-right="none" fo:padding-top="0in" fo:padding-left="0in" fo:padding-bottom="0.0138in" fo:padding-right="0in" style:shadow="none" fo:line-height="101%"/>
    </style:style>
    <style:style style:name="T165" style:parent-style-name="DefaultParagraphFont" style:family="text">
      <style:text-properties style:font-name="Helvetica" fo:color="#000000" fo:font-size="10.5pt" style:font-size-asian="10.5pt" style:font-size-complex="10.5pt"/>
    </style:style>
    <style:style style:name="T166" style:parent-style-name="mi" style:family="text">
      <style:text-properties style:font-name="STIXMathJax_Main-italic" fo:color="#000000" fo:font-size="12.5pt" style:font-size-asian="12.5pt" style:font-size-complex="12.5pt"/>
    </style:style>
    <style:style style:name="T167" style:parent-style-name="mo" style:family="text">
      <style:text-properties style:font-name="STIXMathJax_Main" fo:color="#000000" fo:font-size="12.5pt" style:font-size-asian="12.5pt" style:font-size-complex="12.5pt"/>
    </style:style>
    <style:style style:name="T168" style:parent-style-name="mi" style:family="text">
      <style:text-properties style:font-name="STIXMathJax_Main" fo:color="#000000" fo:font-size="12.5pt" style:font-size-asian="12.5pt" style:font-size-complex="12.5pt"/>
    </style:style>
    <style:style style:name="T169" style:parent-style-name="mo" style:family="text">
      <style:text-properties style:font-name="STIXMathJax_Main" fo:color="#000000" fo:font-size="12.5pt" style:font-size-asian="12.5pt" style:font-size-complex="12.5pt"/>
    </style:style>
    <style:style style:name="T170" style:parent-style-name="mn" style:family="text">
      <style:text-properties style:font-name="STIXMathJax_Main" fo:color="#000000" fo:font-size="12.5pt" style:font-size-asian="12.5pt" style:font-size-complex="12.5pt"/>
    </style:style>
    <style:style style:name="T171" style:parent-style-name="mi" style:family="text">
      <style:text-properties style:font-name="STIXMathJax_Main-italic" fo:color="#000000" fo:font-size="12.5pt" style:font-size-asian="12.5pt" style:font-size-complex="12.5pt"/>
    </style:style>
    <style:style style:name="T172" style:parent-style-name="mo" style:family="text">
      <style:text-properties style:font-name="STIXMathJax_Main" fo:color="#000000" fo:font-size="12.5pt" style:font-size-asian="12.5pt" style:font-size-complex="12.5pt"/>
    </style:style>
    <style:style style:name="T173" style:parent-style-name="DefaultParagraphFont" style:family="text">
      <style:text-properties style:font-name="Helvetica" fo:color="#000000" fo:font-size="10.5pt" style:font-size-asian="10.5pt" style:font-size-complex="10.5pt"/>
    </style:style>
    <style:style style:name="P174" style:parent-style-name="Heading3" style:family="paragraph">
      <style:text-properties fo:font-weight="bold" style:font-weight-asian="bold"/>
    </style:style>
    <style:style style:name="P175" style:parent-style-name="Heading2" style:family="paragraph">
      <style:paragraph-properties fo:margin-top="0in" fo:margin-bottom="0.1666in" style:line-height-at-least="0.25in" fo:background-color="#FAFAFA"/>
      <style:text-properties style:font-name="Arial" style:font-name-complex="Arial" fo:font-weight="bold" style:font-weight-asian="bold" style:font-weight-complex="bold" fo:color="#373A3C" fo:font-size="14pt" style:font-size-asian="14pt" style:font-size-complex="14pt"/>
    </style:style>
    <style:style style:name="P176" style:parent-style-name="Normal" style:family="paragraph">
      <style:paragraph-properties style:vertical-align="auto"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177"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78"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79"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80"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81"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82"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183" style:parent-style-name="Normal" style:family="paragraph">
      <style:paragraph-properties style:vertical-align="auto" fo:margin-top="0.0694in" fo:margin-bottom="0.1041in" fo:background-color="#FAFAFA"/>
    </style:style>
    <style:style style:name="T184" style:parent-style-name="DefaultParagraphFont" style:family="text">
      <style:text-properties style:font-name="Helvetica" fo:color="#000000" fo:font-size="10.5pt" style:font-size-asian="10.5pt" style:font-size-complex="10.5pt"/>
    </style:style>
    <style:style style:name="T185" style:parent-style-name="DefaultParagraphFont" style:family="text">
      <style:text-properties style:font-name="Helvetica" fo:color="#000000" fo:font-size="10.5pt" style:font-size-asian="10.5pt" style:font-size-complex="10.5pt"/>
    </style:style>
    <style:style style:name="T186" style:parent-style-name="HTMLCode" style:family="text">
      <style:text-properties style:font-name-asian="Calibri" fo:color="#000000" fo:font-size="10.5pt" style:font-size-asian="10.5pt" style:font-size-complex="10.5pt" fo:background-color="#FFFFFF"/>
    </style:style>
    <style:style style:name="T187" style:parent-style-name="DefaultParagraphFont" style:family="text">
      <style:text-properties style:font-name="Helvetica" fo:color="#000000" fo:font-size="10.5pt" style:font-size-asian="10.5pt" style:font-size-complex="10.5pt"/>
    </style:style>
    <style:style style:name="T188" style:parent-style-name="DefaultParagraphFont" style:family="text">
      <style:text-properties style:font-name="Helvetica" fo:color="#000000" fo:font-size="10.5pt" style:font-size-asian="10.5pt" style:font-size-complex="10.5pt"/>
    </style:style>
    <style:style style:name="P189" style:parent-style-name="Normal" style:family="paragraph">
      <style:paragraph-properties style:vertical-align="auto" fo:margin-top="0.0694in" fo:margin-bottom="0.1041in" fo:background-color="#FAFAFA"/>
      <style:text-properties style:font-name="Helvetica" fo:color="#000000" fo:font-size="10.5pt" style:font-size-asian="10.5pt" style:font-size-complex="10.5pt"/>
    </style:style>
    <style:style style:name="P190" style:parent-style-name="Normal" style:family="paragraph">
      <style:paragraph-properties style:vertical-align="auto" fo:margin-top="0.0694in" fo:margin-bottom="0.1041in" fo:background-color="#FAFAFA"/>
    </style:style>
    <style:style style:name="T191" style:parent-style-name="DefaultParagraphFont" style:family="text">
      <style:text-properties style:font-name="Helvetica" fo:font-weight="bold" style:font-weight-asian="bold" fo:color="#000000" fo:font-size="10.5pt" style:font-size-asian="10.5pt" style:font-size-complex="10.5pt"/>
    </style:style>
    <style:style style:name="T192" style:parent-style-name="DefaultParagraphFont" style:family="text">
      <style:text-properties style:font-name="Helvetica" fo:color="#000000" fo:font-size="10.5pt" style:font-size-asian="10.5pt" style:font-size-complex="10.5pt"/>
    </style:style>
    <style:style style:name="P193" style:parent-style-name="Normal" style:family="paragraph">
      <style:paragraph-properties style:vertical-align="auto" fo:margin-top="0.0694in" fo:margin-bottom="0.1041in" fo:background-color="#FAFAFA"/>
      <style:text-properties style:font-name="Arial" style:font-name-asian="Times New Roman" style:font-name-complex="Arial" fo:color="#373A3C" fo:font-size="10.5pt" style:font-size-asian="10.5pt" style:font-size-complex="10.5pt" style:language-asian="en" style:country-asian="GB"/>
    </style:style>
    <style:style style:name="P194" style:parent-style-name="Normal" style:family="paragraph">
      <style:text-properties fo:font-weight="bold" style:font-weight-asian="bold" style:language-asian="en" style:country-asian="GB"/>
    </style:style>
    <style:style style:name="P195" style:parent-style-name="Heading3" style:family="paragraph">
      <style:text-properties fo:font-weight="bold" style:font-weight-asian="bold"/>
    </style:style>
    <style:style style:name="P196" style:parent-style-name="Heading2" style:family="paragraph">
      <style:paragraph-properties fo:margin-top="0in" fo:margin-bottom="0.1666in" style:line-height-at-least="0.25in" fo:background-color="#FAFAFA"/>
    </style:style>
    <style:style style:name="T197" style:parent-style-name="DefaultParagraphFont" style:family="text">
      <style:text-properties style:font-name="Arial" style:font-name-complex="Arial" fo:font-weight="bold" style:font-weight-asian="bold" style:font-weight-complex="bold" fo:color="#373A3C" fo:font-size="14pt" style:font-size-asian="14pt" style:font-size-complex="14pt"/>
    </style:style>
    <style:style style:name="T198" style:parent-style-name="DefaultParagraphFont" style:family="text">
      <style:text-properties style:font-name="Arial" style:font-name-complex="Arial" fo:font-weight="bold" style:font-weight-asian="bold" style:font-weight-complex="bold" fo:color="#373A3C" fo:font-size="14pt" style:font-size-asian="14pt" style:font-size-complex="14pt"/>
    </style:style>
    <style:style style:name="T199" style:parent-style-name="DefaultParagraphFont" style:family="text">
      <style:text-properties style:font-name="Arial" style:font-name-complex="Arial" fo:font-weight="bold" style:font-weight-asian="bold" style:font-weight-complex="bold" fo:color="#373A3C" fo:font-size="14pt" style:font-size-asian="14pt" style:font-size-complex="14pt"/>
    </style:style>
    <style:style style:name="P200" style:parent-style-name="Normal" style:family="paragraph">
      <style:paragraph-properties style:vertical-align="auto"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201" style:parent-style-name="ListParagraph" style:family="paragraph">
      <style:paragraph-properties style:vertical-align="auto"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202" style:parent-style-name="ListParagraph" style:family="paragraph">
      <style:paragraph-properties style:vertical-align="auto"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203" style:parent-style-name="ListParagraph" style:family="paragraph">
      <style:paragraph-properties fo:border-top="none" fo:border-left="none" fo:border-bottom="0.0104in solid #000000" fo:border-right="none" fo:padding-top="0in" fo:padding-left="0in" fo:padding-bottom="0.0138in" fo:padding-right="0in" style:shadow="none" style:vertical-align="auto"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204" style:parent-style-name="Heading2" style:family="paragraph">
      <style:text-properties fo:font-weight="bold" style:font-weight-asian="bold"/>
    </style:style>
    <style:style style:name="P205" style:parent-style-name="Heading2" style:family="paragraph">
      <style:paragraph-properties fo:margin-top="0in" fo:margin-bottom="0.1666in" style:line-height-at-least="0.25in" fo:background-color="#FAFAFA"/>
      <style:text-properties style:font-name="Arial" style:font-name-complex="Arial" fo:font-weight="bold" style:font-weight-asian="bold" style:font-weight-complex="bold" fo:color="#373A3C" fo:font-size="14pt" style:font-size-asian="14pt" style:font-size-complex="14pt"/>
    </style:style>
    <style:style style:name="P206" style:parent-style-name="Normal" style:family="paragraph">
      <style:paragraph-properties style:vertical-align="auto"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207"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208"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209"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210" style:parent-style-name="Normal" style:family="paragraph">
      <style:text-properties style:font-name="Helvetica" fo:color="#000000" fo:font-size="10.5pt" style:font-size-asian="10.5pt" style:font-size-complex="10.5pt"/>
    </style:style>
    <style:style style:name="T211" style:parent-style-name="DefaultParagraphFont" style:family="text">
      <style:text-properties style:font-name="Helvetica" fo:color="#000000" fo:font-size="10.5pt" style:font-size-asian="10.5pt" style:font-size-complex="10.5pt"/>
    </style:style>
    <style:style style:name="T212" style:parent-style-name="DefaultParagraphFont" style:family="text">
      <style:text-properties style:font-name="Helvetica" fo:color="#000000" fo:font-size="10.5pt" style:font-size-asian="10.5pt" style:font-size-complex="10.5pt"/>
    </style:style>
    <style:style style:name="T213" style:parent-style-name="HTMLCode" style:family="text">
      <style:text-properties style:font-name-asian="Calibri" fo:color="#000000" fo:font-size="10.5pt" style:font-size-asian="10.5pt" style:font-size-complex="10.5pt" fo:background-color="#FFFFFF"/>
    </style:style>
    <style:style style:name="T214" style:parent-style-name="DefaultParagraphFont" style:family="text">
      <style:text-properties style:font-name="Helvetica" fo:color="#000000" fo:font-size="10.5pt" style:font-size-asian="10.5pt" style:font-size-complex="10.5pt"/>
    </style:style>
    <style:style style:name="T215" style:parent-style-name="HTMLCode" style:family="text">
      <style:text-properties style:font-name-asian="Calibri" fo:color="#000000" fo:font-size="10.5pt" style:font-size-asian="10.5pt" style:font-size-complex="10.5pt" fo:background-color="#FFFFFF"/>
    </style:style>
    <style:style style:name="T216" style:parent-style-name="DefaultParagraphFont" style:family="text">
      <style:text-properties style:font-name="Helvetica" fo:color="#000000" fo:font-size="10.5pt" style:font-size-asian="10.5pt" style:font-size-complex="10.5pt"/>
    </style:style>
    <style:style style:name="T217" style:parent-style-name="DefaultParagraphFont" style:family="text">
      <style:text-properties style:font-name="Helvetica" fo:font-weight="bold" style:font-weight-asian="bold" fo:color="#000000" fo:font-size="10.5pt" style:font-size-asian="10.5pt" style:font-size-complex="10.5pt"/>
    </style:style>
    <style:style style:name="P218" style:parent-style-name="Normal" style:family="paragraph">
      <style:text-properties style:language-asian="en" style:country-asian="GB"/>
    </style:style>
    <style:style style:name="P219" style:parent-style-name="Normal" style:family="paragraph">
      <style:text-properties style:language-asian="en" style:country-asian="GB"/>
    </style:style>
    <style:style style:name="P220" style:parent-style-name="Normal" style:family="paragraph">
      <style:text-properties style:language-asian="en" style:country-asian="GB"/>
    </style:style>
    <style:style style:name="P221" style:parent-style-name="NormalWeb" style:family="paragraph">
      <style:paragraph-properties fo:margin-top="0.1458in" fo:margin-bottom="0in"/>
    </style:style>
    <style:style style:name="T222" style:parent-style-name="DefaultParagraphFont" style:family="text">
      <style:text-properties style:font-name="&amp;quot" fo:color="#000000" fo:font-size="10.5pt" style:font-size-asian="10.5pt" style:font-size-complex="10.5pt"/>
    </style:style>
    <style:style style:name="T223" style:parent-style-name="HTMLCode" style:family="text">
      <style:text-properties fo:color="#000000" fo:font-size="10.5pt" style:font-size-asian="10.5pt" style:font-size-complex="10.5pt" fo:background-color="#FFFFFF"/>
    </style:style>
    <style:style style:name="T224" style:parent-style-name="HTMLCode" style:family="text">
      <style:text-properties fo:color="#000000" fo:font-size="10.5pt" style:font-size-asian="10.5pt" style:font-size-complex="10.5pt" fo:background-color="#FFFFFF"/>
    </style:style>
    <style:style style:name="T225" style:parent-style-name="DefaultParagraphFont" style:family="text">
      <style:text-properties style:font-name="&amp;quot" fo:color="#000000" fo:font-size="10.5pt" style:font-size-asian="10.5pt" style:font-size-complex="10.5pt"/>
    </style:style>
    <style:style style:name="T226" style:parent-style-name="HTMLCode" style:family="text">
      <style:text-properties fo:color="#000000" fo:font-size="10.5pt" style:font-size-asian="10.5pt" style:font-size-complex="10.5pt" fo:background-color="#FFFFFF"/>
    </style:style>
    <style:style style:name="P227" style:parent-style-name="Normal" style:family="paragraph">
      <style:text-properties style:language-asian="en" style:country-asian="GB"/>
    </style:style>
    <style:style style:name="P228" style:parent-style-name="Heading1" style:family="paragraph">
      <style:paragraph-properties fo:margin-top="0.1437in" style:line-height-at-least="0.2708in"/>
    </style:style>
    <style:style style:name="T229" style:parent-style-name="DefaultParagraphFont" style:family="text">
      <style:text-properties style:font-name="&amp;quot" fo:color="#000000" fo:font-size="19.5pt" style:font-size-asian="19.5pt" style:font-size-complex="19.5pt"/>
    </style:style>
    <style:style style:name="T230" style:parent-style-name="Hyperlink" style:family="text">
      <style:text-properties style:font-name="&amp;quot" fo:color="#337AB7" fo:font-size="19.5pt" style:font-size-asian="19.5pt" style:font-size-complex="19.5pt"/>
    </style:style>
    <style:style style:name="P231" style:parent-style-name="NormalWeb" style:family="paragraph">
      <style:paragraph-properties fo:margin-top="0in" fo:margin-bottom="0in"/>
      <style:text-properties style:font-name="&amp;quot" fo:color="#000000" fo:font-size="10.5pt" style:font-size-asian="10.5pt" style:font-size-complex="10.5pt"/>
    </style:style>
    <style:style style:name="P232" style:parent-style-name="Normal" style:family="paragraph">
      <style:paragraph-properties style:vertical-align="auto" fo:margin-top="0.0694in" fo:margin-bottom="0.0694in" fo:margin-left="0.2916in" fo:margin-right="0.2916in">
        <style:tab-stops>
          <style:tab-stop style:type="left" style:position="0.2083in"/>
        </style:tab-stops>
      </style:paragraph-properties>
      <style:text-properties style:font-name="&amp;quot" fo:color="#000000" fo:font-size="10.5pt" style:font-size-asian="10.5pt" style:font-size-complex="10.5pt"/>
    </style:style>
    <style:style style:name="P233" style:parent-style-name="Normal" style:family="paragraph">
      <style:paragraph-properties style:vertical-align="auto" fo:margin-top="0.0694in" fo:margin-bottom="0.0694in" fo:margin-left="0.2916in" fo:margin-right="0.2916in">
        <style:tab-stops>
          <style:tab-stop style:type="left" style:position="0.2083in"/>
        </style:tab-stops>
      </style:paragraph-properties>
      <style:text-properties style:font-name="&amp;quot" fo:color="#000000" fo:font-size="10.5pt" style:font-size-asian="10.5pt" style:font-size-complex="10.5pt"/>
    </style:style>
    <style:style style:name="P234" style:parent-style-name="Normal" style:family="paragraph">
      <style:paragraph-properties style:vertical-align="auto" fo:margin-top="0.0694in" fo:margin-bottom="0.0694in" fo:margin-left="0.2916in" fo:margin-right="0.2916in">
        <style:tab-stops>
          <style:tab-stop style:type="left" style:position="0.2083in"/>
        </style:tab-stops>
      </style:paragraph-properties>
      <style:text-properties style:font-name="&amp;quot" fo:color="#000000" fo:font-size="10.5pt" style:font-size-asian="10.5pt" style:font-size-complex="10.5pt"/>
    </style:style>
    <style:style style:name="P235" style:parent-style-name="Normal" style:family="paragraph">
      <style:paragraph-properties style:vertical-align="auto" fo:margin-top="0.0694in" fo:margin-bottom="0.0694in" fo:margin-left="0.2916in" fo:margin-right="0.2916in">
        <style:tab-stops>
          <style:tab-stop style:type="left" style:position="0.2083in"/>
        </style:tab-stops>
      </style:paragraph-properties>
      <style:text-properties style:font-name="&amp;quot" fo:color="#000000" fo:font-size="10.5pt" style:font-size-asian="10.5pt" style:font-size-complex="10.5pt"/>
    </style:style>
    <style:style style:name="P236" style:parent-style-name="Heading2" style:family="paragraph">
      <style:text-properties fo:font-weight="bold" style:font-weight-asian="bold"/>
    </style:style>
    <style:style style:name="P237" style:parent-style-name="Heading2" style:family="paragraph">
      <style:paragraph-properties fo:margin-top="0in" fo:margin-bottom="0.1666in" style:line-height-at-least="0.25in" fo:background-color="#FAFAFA"/>
      <style:text-properties style:font-name="Arial" style:font-name-complex="Arial" fo:font-weight="bold" style:font-weight-asian="bold" style:font-weight-complex="bold" fo:color="#373A3C" fo:font-size="14pt" style:font-size-asian="14pt" style:font-size-complex="14pt"/>
    </style:style>
    <style:style style:name="P238"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239"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40"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41" style:parent-style-name="Normal" style:family="paragraph">
      <style:paragraph-properties style:vertical-align="auto"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42" style:parent-style-name="Normal" style:family="paragraph">
      <style:paragraph-properties style:vertical-align="auto" fo:margin-top="0.0694in" fo:margin-bottom="0.1041in" fo:background-color="#FAFAFA"/>
      <style:text-properties style:font-name="Helvetica" fo:color="#000000" fo:font-size="10.5pt" style:font-size-asian="10.5pt" style:font-size-complex="10.5pt"/>
    </style:style>
    <style:style style:name="P243" style:parent-style-name="Normal" style:family="paragraph">
      <style:paragraph-properties style:vertical-align="auto" fo:margin-top="0.0694in" fo:margin-bottom="0.1041in" fo:background-color="#FAFAFA"/>
    </style:style>
    <style:style style:name="T244" style:parent-style-name="DefaultParagraphFont" style:family="text">
      <style:text-properties style:font-name="Helvetica" fo:font-weight="bold" style:font-weight-asian="bold" fo:color="#000000" fo:font-size="10.5pt" style:font-size-asian="10.5pt" style:font-size-complex="10.5pt"/>
    </style:style>
    <style:style style:name="T245" style:parent-style-name="DefaultParagraphFont" style:family="text">
      <style:text-properties style:font-name="Helvetica" fo:color="#000000" fo:font-size="10.5pt" style:font-size-asian="10.5pt" style:font-size-complex="10.5pt"/>
    </style:style>
    <style:style style:name="T246" style:parent-style-name="DefaultParagraphFont" style:family="text">
      <style:text-properties style:font-name="Helvetica" fo:color="#000000" fo:font-size="10.5pt" style:font-size-asian="10.5pt" style:font-size-complex="10.5pt"/>
    </style:style>
    <style:style style:name="P247" style:parent-style-name="Normal" style:family="paragraph">
      <style:paragraph-properties style:vertical-align="auto" fo:margin-top="0.0694in" fo:margin-bottom="0.1041in" fo:background-color="#FAFAFA"/>
      <style:text-properties style:font-name="Helvetica" fo:font-weight="bold" style:font-weight-asian="bold" fo:color="#000000" fo:font-size="10.5pt" style:font-size-asian="10.5pt" style:font-size-complex="10.5pt"/>
    </style:style>
    <style:style style:name="P248" style:parent-style-name="Normal" style:family="paragraph">
      <style:paragraph-properties style:vertical-align="auto" fo:margin-top="0.0694in" fo:margin-bottom="0.1041in" fo:background-color="#FAFAFA"/>
      <style:text-properties style:font-name="Helvetica" fo:color="#000000" fo:font-size="10.5pt" style:font-size-asian="10.5pt" style:font-size-complex="10.5pt"/>
    </style:style>
    <style:style style:name="P249" style:parent-style-name="Normal" style:family="paragraph">
      <style:paragraph-properties style:vertical-align="auto" fo:margin-top="0.0694in" fo:margin-bottom="0.1041in" fo:background-color="#FAFAFA"/>
      <style:text-properties style:font-name="Helvetica" fo:color="#000000" fo:font-size="10.5pt" style:font-size-asian="10.5pt" style:font-size-complex="10.5pt"/>
    </style:style>
    <style:style style:name="P250" style:parent-style-name="Normal" style:family="paragraph">
      <style:paragraph-properties style:vertical-align="auto" fo:margin-top="0.0694in" fo:margin-bottom="0.1041in" fo:background-color="#FAFAFA"/>
      <style:text-properties style:font-name="Helvetica" fo:color="#000000" fo:font-size="10.5pt" style:font-size-asian="10.5pt" style:font-size-complex="10.5pt"/>
    </style:style>
    <style:style style:name="P251" style:parent-style-name="Normal" style:family="paragraph">
      <style:paragraph-properties style:vertical-align="auto" fo:margin-top="0.0694in" fo:margin-bottom="0.1041in" fo:background-color="#FAFAFA"/>
      <style:text-properties style:font-name="Helvetica" fo:color="#000000" fo:font-size="10.5pt" style:font-size-asian="10.5pt" style:font-size-complex="10.5pt"/>
    </style:style>
    <style:style style:name="P252" style:parent-style-name="Normal" style:family="paragraph">
      <style:paragraph-properties style:vertical-align="auto" fo:margin-top="0.0694in" fo:margin-bottom="0.1041in" fo:background-color="#FAFAFA"/>
      <style:text-properties style:font-name="Helvetica" fo:color="#000000" fo:font-size="10.5pt" style:font-size-asian="10.5pt" style:font-size-complex="10.5pt"/>
    </style:style>
    <style:style style:name="P253"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1041in" fo:background-color="#FAFAFA"/>
    </style:style>
    <style:style style:name="T254" style:parent-style-name="DefaultParagraphFont" style:family="text">
      <style:text-properties style:font-name="Helvetica" fo:color="#000000" fo:font-size="10.5pt" style:font-size-asian="10.5pt" style:font-size-complex="10.5pt"/>
    </style:style>
  </office:automatic-styles>
  <office:body>
    <office:text text:use-soft-page-breaks="true">
      <text:h text:style-name="P1" text:outline-level="1"><text:bookmark-start text:name="_Toc6345123"/>Predicting House Prices:</text:h>
      <text:h text:style-name="P2" text:outline-level="2">Summary / Observations:</text:h>
      <text:p text:style-name="Normal"/>
      <text:list text:style-name="LFO1" text:continue-numbering="true">
        <text:list-item>
          <text:p text:style-name="P3">Predicted house prices<text:s/>using linear regression with different inputs.<text:s/></text:p>
        </text:list-item>
      </text:list>
      <text:p text:style-name="P4">Example observation: Model based on Square feet has lower RSS than the one based on bedrooms.</text:p>
      <text:list text:style-name="LFO1" text:continue-numbering="true">
        <text:list-item>
          <text:p text:style-name="P5">Compared the results of the simple model with adding more features</text:p>
          <text:list text:continue-numbering="true">
            <text:list-item>
              <text:p text:style-name="P6">The RMSE goes down from $255,170 to<text:s/>$179,508 with more features. But again, just adding some extra features already helped us with our performance.</text:p>
            </text:list-item>
          </text:list>
        </text:list-item>
        <text:list-item>
          <text:p text:style-name="P7"><text:bookmark-start text:name="_Toc6420966"/><text:bookmark-start text:name="_Toc6501150"/><text:bookmark-start text:name="_Toc6505761"/>Predicted House Prices using Multiple regression with multiple different features (e.g. # of bedrooms, square feet, and # of bathrooms) and also<text:s/>considered transformations of existing features e.g. the log of the square feet or even "interaction" features such as the product of bedrooms and bathrooms.</text:p>
        </text:list-item>
        <text:list-item>
          <text:p text:style-name="P8">Learnt the weights for three (nested) models as below for predicting house prices. The first model will have the fewest features the second model will add one more feature and the third will add a few more:</text:p>
          <text:list text:continue-numbering="true">
            <text:list-item>
              <text:p text:style-name="P9">Model 1: square feet, # bedrooms, # bathrooms, latitude &amp; longitude</text:p>
            </text:list-item>
            <text:list-item>
              <text:p text:style-name="P10">Model 2: add bedrooms*bathrooms</text:p>
            </text:list-item>
            <text:list-item>
              <text:p text:style-name="P11">Model 3: Add log square feet, bedrooms squared, and the (nonsensical) latitude + longitude</text:p>
            </text:list-item>
          </text:list>
        </text:list-item>
        <text:list-item>
          <text:p text:style-name="P12">Extracted the coefficients from 3 models</text:p>
        </text:list-item>
        <text:list-item>
          <text:p text:style-name="P13">Computed and compared the RSS [ Residua Sum of Squares] for 3 models with both Train data and Test data.</text:p>
        </text:list-item>
        <text:list-item>
          <text:p text:style-name="P14">Predicted house prices using k-nearest neighbours’ regression as<text:s/>below:</text:p>
          <text:list text:continue-numbering="true">
            <text:list-item>
              <text:p text:style-name="P15">Find the k-nearest neighbours of a given query input</text:p>
            </text:list-item>
            <text:list-item>
              <text:p text:style-name="P16">Predict the output for the query input using the k-nearest neighbours</text:p>
            </text:list-item>
            <text:list-item>
              <text:p text:style-name="P17">Choose the best value of k using a validation set</text:p>
            </text:list-item>
          </text:list>
        </text:list-item>
        <text:list-item>
          <text:p text:style-name="P18">In computing distances, it is crucial to normalize features. Otherwise, for<text:s/>example, the sqft_living feature (typically on the order of thousands) would exert a much larger influence on distance than the bedrooms feature (typically on the order of ones). We divide each column of the training feature matrix by its 2-norm, so that the transformed column has unit norm.</text:p>
        </text:list-item>
        <text:list-item>
          <text:p text:style-name="P19">IMPORTANT: Make sure to store the norms of the features in the training set. The features in the test and validation sets must be divided by these same norms, so that the training, test, and validation sets are normalized consistently.</text:p>
        </text:list-item>
        <text:list-item>
          <text:p text:style-name="P20">Ridge regression – Run it multiple times with different L2 penalties to see which one produces the best fit. Did as below:</text:p>
          <text:list text:continue-numbering="true">
            <text:list-item>
              <text:p text:style-name="P21">Use a pre-built implementation of regression to run polynomial regression</text:p>
            </text:list-item>
            <text:list-item>
              <text:p text:style-name="P22">Use matplotlib to visualize polynomial regressions</text:p>
            </text:list-item>
            <text:list-item>
              <text:p text:style-name="P23">Use a pre-built implementation of regression to run polynomial regression, this time with L2 penalty</text:p>
            </text:list-item>
            <text:list-item>
              <text:p text:style-name="P24">Use matplotlib to visualize polynomial regressions under L2 regularization</text:p>
            </text:list-item>
            <text:list-item>
              <text:p text:style-name="P25">Choose best L2 penalty using cross-validation.</text:p>
            </text:list-item>
            <text:list-item>
              <text:p text:style-name="P26">Assess the final fit using test data.</text:p>
            </text:list-item>
          </text:list>
        </text:list-item>
        <text:list-item>
          <text:p text:style-name="P27">LASSO Regression as below:</text:p>
          <text:list text:continue-numbering="true">
            <text:list-item>
              <text:p text:style-name="P28">Run LASSO with different L1 penalties.</text:p>
            </text:list-item>
            <text:list-item>
              <text:p text:style-name="P29">Choose best L1 penalty using a validation set.</text:p>
            </text:list-item>
            <text:list-item>
              <text:p text:style-name="P30"><text:span text:style-name="T31">Choose best L1 penalty using a validation set, with additional constraint on the size of subset.</text:span><text:bookmark-end text:name="_Toc6345123"/><text:bookmark-end text:name="_Toc6420966"/><text:bookmark-end text:name="_Toc6501150"/><text:bookmark-end text:name="_Toc6505761"/></text:p>
            </text:list-item>
          </text:list>
        </text:list-item>
      </text:list>
      <text:p text:style-name="P32"/>
      <text:p text:style-name="P33">Findings:</text:p>
      <text:list text:style-name="LFO2" text:continue-numbering="true">
        <text:list-item>
          <text:p text:style-name="P34">Comparing the<text:s/>results of the simple model with adding more features</text:p>
        </text:list-item>
      </text:list>
      <text:p text:style-name="P35"/>
      <text:list text:style-name="LFO2" text:continue-numbering="true">
        <text:list-item>
          <text:p text:style-name="P36">The RMSE goes down from $255,170 to $179,508 with more features. But again, just adding some extra features already helped us with our performance. </text:p>
        </text:list-item>
      </text:list>
      <text:p text:style-name="P37"/>
      <text:list text:style-name="LFO2" text:continue-numbering="true">
        <text:list-item>
          <text:p text:style-name="P38">So, this house was sold in 2014 for $620,000. It has four bedrooms, two and a quarter bathroom. It was built, for example, in 1929. Now, let's see what our model predicts. </text:p>
        </text:list-item>
      </text:list>
      <text:p text:style-name="P39">Now, if you look at the prediction here, it's $720,000, so the square foot model had a better prediction than the one with more features. So, what we learned here is, even though on average, adding more features give a better prediction. For this one particular house, the simple model did a better job than the more advanced model. But this is to be expected, and not always, but sometimes<text:s/>going to do better, probably works, when average is going to do better.</text:p>
      <text:p text:style-name="P40"/>
      <text:list text:style-name="LFO2" text:continue-numbering="true">
        <text:list-item>
          <text:p text:style-name="P41">House2 was sold in 2015 for $2.2 million. It has 5 bedrooms, 4 and a quarter bathroom, many more bathrooms, 4,640 square feet of living space, so it's much bigger. It's about 460 square meters. It's a pretty big house with Water front. More features model predicted closer price than square foot [Single feature] model.</text:p>
        </text:list-item>
      </text:list>
      <text:p text:style-name="P42"/>
      <text:list text:style-name="LFO2" text:continue-numbering="true">
        <text:list-item>
          <text:p text:style-name="P43">Bill Gates House – House3 - It has 8 bedrooms, 25 bathrooms. Bill Gates really needs to go to the bathroom, apparently. 25 bathrooms, at least this is what it said online. </text:p>
        </text:list-item>
      </text:list>
      <text:p text:style-name="P44">It has 50,000 square feet of housing. That's about 5,000 square meters.</text:p>
      <text:p text:style-name="P45">That's a big house, four floors, lots of stuff. So that's what his house looks like. </text:p>
      <text:p text:style-name="P46">We actually don't know what the house is worth because it's never been sold. </text:p>
      <text:p text:style-name="P47"/>
      <text:p text:style-name="P48"/>
      <text:h text:style-name="P49" text:outline-level="2"><text:bookmark-start text:name="_Toc6420968"/><text:bookmark-start text:name="_Toc6501152"/><text:bookmark-start text:name="_Toc6505762"/>Assignment 2:<text:bookmark-end text:name="_Toc6420968"/><text:bookmark-end text:name="_Toc6501152"/><text:bookmark-end text:name="_Toc6505762"/></text:h>
      <text:h text:style-name="P50" text:outline-level="2"><text:bookmark-start text:name="_Toc6420969"/><text:bookmark-start text:name="_Toc6501153"/><text:bookmark-start text:name="_Toc6505763"/>Regression Week 2: Multiple Linear Regression<text:bookmark-end text:name="_Toc6420969"/><text:bookmark-end text:name="_Toc6501153"/><text:bookmark-end text:name="_Toc6505763"/><text:s/></text:h>
      <text:h text:style-name="P51" text:outline-level="2"><text:bookmark-start text:name="_Toc6420970"/><text:bookmark-start text:name="_Toc6501154"/><text:bookmark-start text:name="_Toc6505764"/>Predicting House Prices (Multiple Variables)<text:bookmark-end text:name="_Toc6420970"/><text:bookmark-end text:name="_Toc6501154"/><text:bookmark-end text:name="_Toc6505764"/></text:h>
      <text:p text:style-name="P52">In this notebook you will use data on house sales in King County to predict prices using multiple<text:s/>regression. The first assignment will be about exploring multiple regression in particular exploring the impact of adding features to a regression and measuring error. In the second assignment you will implement a gradient descent algorithm. In this assignment, you will:</text:p>
      <text:p text:style-name="P53">•<text:tab/>Use SFrames to do some feature engineering</text:p>
      <text:p text:style-name="P54">•<text:tab/>Use built-in GraphLab Create (or otherwise) functions to compute the regression weights (coefficients)</text:p>
      <text:soft-page-break/>
      <text:p text:style-name="P55">•<text:tab/>Given the regression weights, predictors and outcome write a function to compute the Residual Sum of Squares</text:p>
      <text:p text:style-name="P56">•<text:tab/>Look at coefficients and interpret their meanings</text:p>
      <text:p text:style-name="P57">•<text:tab/>Evaluate multiple models via RSS</text:p>
      <text:p text:style-name="P58">Findings:</text:p>
      <text:p text:style-name="P59">•<text:tab/>Although we often think of multiple regression as including multiple different features (e.g. # of bedrooms, square feet, and # of<text:s/>bathrooms) but we can also consider transformations of existing features e.g. the log of the square feet or even "interaction" features such as the product of bedrooms and bathrooms.</text:p>
      <text:p text:style-name="P60">Created the following features:</text:p>
      <text:p text:style-name="P61">Next create the following 4 new features<text:s/>as column in both TEST and TRAIN data:</text:p>
      <text:p text:style-name="P62">bedrooms_squared = bedrooms*bedrooms</text:p>
      <text:p text:style-name="P63">bed_bath_rooms = bedrooms*bathrooms</text:p>
      <text:p text:style-name="P64">log_sqft_living = log(sqft_living)</text:p>
      <text:p text:style-name="P65">lat_plus_long = lat + long<text:s/></text:p>
      <text:p text:style-name="P66">•<text:tab/>Learn the weights for three (nested) models for predicting house prices. The first model will have the fewest features the second model will add one more feature and the third will add a few more:</text:p>
      <text:p text:style-name="P67">•<text:tab/>Model 1: square feet, # bedrooms, # bathrooms, latitude &amp; longitude</text:p>
      <text:p text:style-name="P68">•<text:tab/>Model 2: add bedrooms*bathrooms</text:p>
      <text:p text:style-name="P69">•<text:tab/>Model 3: Add log square feet, bedrooms squared, and the (nonsensical) latitude + longitude</text:p>
      <text:p text:style-name="P70">Code:</text:p>
      <text:p text:style-name="P71">model_1_features = ['sqft_living', 'bedrooms', 'bathrooms', 'lat', 'long']</text:p>
      <text:p text:style-name="P72">model_2_features = model_1_features + ['bed_bath_rooms']</text:p>
      <text:p text:style-name="P73">model_3_features = model_2_features + ['bedrooms_squared',<text:s/>'log_sqft_living', 'lat_plus_long']</text:p>
      <text:p text:style-name="P74">model_1_features = ['sqft_living', 'bedrooms', 'bathrooms', 'lat', 'long']</text:p>
      <text:p text:style-name="P75">model_2_features = model_1_features + ['bed_bath_rooms']</text:p>
      <text:p text:style-name="P76">model_3_features = model_2_features + ['bedrooms_squared',<text:s/>'log_sqft_living', 'lat_plus_long']</text:p>
      <text:p text:style-name="P77">•<text:tab/>Extracted the coefficients from 3 models</text:p>
      <text:p text:style-name="P78">•<text:tab/>model_1.get("coefficients")</text:p>
      <text:p text:style-name="P79">•<text:tab/>Computed and compared the RSS for 3 models with both Train data and Test data.</text:p>
      <text:h text:style-name="P80" text:outline-level="2"><text:bookmark-start text:name="_Toc6420971"/><text:bookmark-start text:name="_Toc6501155"/><text:bookmark-start text:name="_Toc6505765"/>ASSIGNMENT 9:<text:bookmark-end text:name="_Toc6420971"/><text:bookmark-end text:name="_Toc6501155"/><text:bookmark-end text:name="_Toc6505765"/></text:h>
      <text:h text:style-name="P81" text:outline-level="2"><text:bookmark-start text:name="_Toc6420972"/><text:bookmark-start text:name="_Toc6501156"/><text:bookmark-start text:name="_Toc6505766"/>Predicting house prices using k-nearest neighbours’<text:s/>regression¶<text:bookmark-end text:name="_Toc6420972"/><text:bookmark-end text:name="_Toc6501156"/><text:bookmark-end text:name="_Toc6505766"/></text:h>
      <text:p text:style-name="P82">In this notebook, you will implement k-nearest neighbours’ regression. You will:</text:p>
      <text:p text:style-name="P83">•<text:tab/>Find the k-nearest neighbours of a given query input</text:p>
      <text:p text:style-name="P84">•<text:tab/>Predict the output for the query input using the k-nearest neighbours</text:p>
      <text:p text:style-name="P85">•<text:tab/>Choose the best value of k using a<text:s/>validation set</text:p>
      <text:soft-page-break/>
      <text:p text:style-name="P86">To efficiently compute pairwise distances among data points, we will convert the SFrame into a 2D NumPy array.<text:s/></text:p>
      <text:p text:style-name="P87">Code:</text:p>
      <text:p text:style-name="P88">Euclidean[i]=np.sqrt(np.sum((housei-houseq)**2))</text:p>
      <text:p text:style-name="P89">Perform k-nearest neighbour regression¶</text:p>
      <text:p text:style-name="P90">For k-nearest neighbours, we need<text:s/>to find a set of k houses in the training set closest to a given query house. We then make predictions based on these k nearest neighbours.</text:p>
      <text:p text:style-name="P91">Fetch k-nearest neighbours¶</text:p>
      <text:p text:style-name="P92">Using the functions above, implement a function that takes in</text:p>
      <text:p text:style-name="P93">the value of k;</text:p>
      <text:p text:style-name="P94">the<text:s/>feature matrix for the training houses; and</text:p>
      <text:p text:style-name="P95">the feature vector of the query house</text:p>
      <text:p text:style-name="P96">and returns the indices of the k closest training houses. For instance, with 2-nearest neighbour, a return value of [5, 10] would indicate that the 6th and 11th training houses are closest to the query house.</text:p>
      <text:p text:style-name="P97">Make a single prediction by averaging k nearest neighbour outputs¶</text:p>
      <text:p text:style-name="P98">Now that we know how to find the k-nearest neighbours, write a function that predicts the value of a given query house. For simplicity, take the average of the prices of the k nearest neighbours in the training set. The function should have the following parameters:</text:p>
      <text:p text:style-name="P99">the value of k;</text:p>
      <text:p text:style-name="P100">the feature matrix for the training houses;</text:p>
      <text:p text:style-name="P101">the output values (prices) of the training houses; and</text:p>
      <text:p text:style-name="P102">the feature vector of the<text:s/>query house, whose price we are predicting.</text:p>
      <text:p text:style-name="P103">The function should return a predicted value of the query house.</text:p>
      <text:p text:style-name="P104">In computing distances, it is crucial to normalize features. Otherwise, for example, the sqft_living feature (typically on the order of thousands)<text:s/>would exert a much larger influence on distance than the bedrooms feature (typically on the order of ones). We divide each column of the training feature matrix by its 2-norm, so that the transformed column has unit norm.</text:p>
      <text:p text:style-name="P105">IMPORTANT: Make sure to store the<text:s/>norms of the features in the training set. The features in the test and validation sets must be divided by these same norms, so that the training, test, and validation sets are normalized consistently.</text:p>
      <text:p text:style-name="P106"/>
      <text:p text:style-name="P107">Make multiple predictions¶</text:p>
      <text:p text:style-name="P108">Write a function to predict the value of each and every house in a query set. (The query set can be any subset of the dataset, be it the test set or validation set.) The idea is to have a loop where we take each house in the query set as the query house and make a prediction for that specific house. The new function should take the following parameters:</text:p>
      <text:p text:style-name="P109">the value of k;</text:p>
      <text:p text:style-name="P110">the feature matrix for the training houses;</text:p>
      <text:p text:style-name="P111">the output values (prices) of the training houses; and</text:p>
      <text:soft-page-break/>
      <text:p text:style-name="P112">the feature matrix for the query set.</text:p>
      <text:p text:style-name="P113">The function should return a<text:s/>set of predicted values, one for each house in the query set.</text:p>
      <text:p text:style-name="P114">Hint: To get the number of houses in the query set, use the. shape field of the query features matrix</text:p>
      <text:p text:style-name="Normal"/>
      <text:p text:style-name="P115"/>
      <text:p text:style-name="P116"/>
      <text:p text:style-name="P117">Examples / Areas used:</text:p>
      <text:h text:style-name="P118" text:outline-level="2"><text:bookmark-start text:name="_Toc6402481"/><text:bookmark-start text:name="_Toc6420975"/><text:bookmark-start text:name="_Toc6501159"/><text:bookmark-start text:name="_Toc6505767"/>Assignment1:<text:bookmark-end text:name="_Toc6402481"/><text:bookmark-end text:name="_Toc6420975"/><text:bookmark-end text:name="_Toc6501159"/><text:bookmark-end text:name="_Toc6505767"/><text:s/></text:h>
      <text:h text:style-name="Heading3" text:outline-level="3"><text:bookmark-start text:name="_Toc6402482"/><text:bookmark-start text:name="_Toc6420976"/><text:bookmark-start text:name="_Toc6501160"/><text:bookmark-start text:name="_Toc6505768"/>Predict House Prices using one input- In this notebook we will use data on house sales in King County to predict house prices using simple (one input) linear regression.<text:bookmark-end text:name="_Toc6402482"/><text:bookmark-end text:name="_Toc6420976"/><text:bookmark-end text:name="_Toc6501160"/><text:bookmark-end text:name="_Toc6505768"/><text:s/></text:h>
      <text:p text:style-name="P119">Did the following:</text:p>
      <text:list text:style-name="LFO3" text:continue-numbering="true">
        <text:list-item>
          <text:p text:style-name="P120">Use graphlab SArray and SFrame functions to compute important summary statistics</text:p>
        </text:list-item>
        <text:list-item>
          <text:p text:style-name="P121">Write a function to compute the<text:s/>Simple Linear Regression weights using the closed form solution</text:p>
        </text:list-item>
        <text:list-item>
          <text:p text:style-name="P122">Write a function to make predictions of the output given the input feature</text:p>
        </text:list-item>
        <text:list-item>
          <text:p text:style-name="P123">Turn the regression around to predict the input given the output</text:p>
        </text:list-item>
        <text:list-item>
          <text:p text:style-name="P124"><text:span text:style-name="T125">Compare two different models for<text:s/></text:span><text:span text:style-name="T126">predicting house prices</text:span></text:p>
        </text:list-item>
      </text:list>
      <text:p text:style-name="P127">Findings:</text:p>
      <text:p text:style-name="P128"><text:s/>Model based on Square feet has lower RSS than the one based on bedrooms<text:span text:style-name="T129">.</text:span></text:p>
      <text:p text:style-name="P130"/>
      <text:p text:style-name="P131"/>
      <text:h text:style-name="P132" text:outline-level="2"><text:bookmark-start text:name="_Toc6402487"/><text:bookmark-start text:name="_Toc6420977"/><text:bookmark-start text:name="_Toc6501161"/><text:bookmark-start text:name="_Toc6505769"/>Assignment 3<text:bookmark-end text:name="_Toc6402487"/><text:bookmark-end text:name="_Toc6420977"/><text:bookmark-end text:name="_Toc6501161"/><text:bookmark-end text:name="_Toc6505769"/></text:h>
      <text:h text:style-name="P133" text:outline-level="2"><text:bookmark-start text:name="_Toc6402488"/><text:bookmark-start text:name="_Toc6420978"/><text:bookmark-start text:name="_Toc6501162"/><text:bookmark-start text:name="_Toc6505770"/><text:span text:style-name="T134">Regression Week 2: Multiple Linear Regression Quiz 2</text:span><text:bookmark-end text:name="_Toc6402488"/><text:bookmark-end text:name="_Toc6420978"/><text:bookmark-end text:name="_Toc6501162"/><text:bookmark-end text:name="_Toc6505770"/></text:h>
      <text:h text:style-name="Heading3" text:outline-level="3"><text:bookmark-start text:name="_Toc6402489"/><text:bookmark-start text:name="_Toc6420979"/><text:bookmark-start text:name="_Toc6501163"/><text:bookmark-start text:name="_Toc6505771"/>Estimating Multiple Regression Coefficients (Gradient Descent)<text:bookmark-end text:name="_Toc6402489"/><text:bookmark-end text:name="_Toc6420979"/><text:bookmark-end text:name="_Toc6501163"/><text:bookmark-end text:name="_Toc6505771"/></text:h>
      <text:p text:style-name="P135">In the first notebook we explored multiple regression using GraphLab Create. Now we will use SFrames along with NumPy to solve for the regression weights with gradient descent.</text:p>
      <text:p text:style-name="P136">In this notebook we will cover estimating multiple regression weights via gradient descent. You<text:s/>will:</text:p>
      <text:list text:style-name="LFO4" text:continue-numbering="true">
        <text:list-item>
          <text:p text:style-name="P137">Add a constant column of 1's to a SFrame (or otherwise) to account for the intercept</text:p>
        </text:list-item>
        <text:list-item>
          <text:p text:style-name="P138">Convert an SFrame into a NumPy array</text:p>
        </text:list-item>
        <text:list-item>
          <text:p text:style-name="P139">Write a predict output() function using NumPy</text:p>
        </text:list-item>
        <text:list-item>
          <text:p text:style-name="P140">Write a NumPy function to compute the derivative of the regression weights with respect to a single feature</text:p>
        </text:list-item>
        <text:list-item>
          <text:p text:style-name="P141">Write gradient descent function to compute the regression weights given an initial weight vector, step size and tolerance.</text:p>
        </text:list-item>
        <text:list-item>
          <text:p text:style-name="P142">Use the gradient descent function to estimate regression weights for multiple features</text:p>
        </text:list-item>
      </text:list>
      <text:p text:style-name="P143"/>
      <text:soft-page-break/>
      <text:p text:style-name="P144">Findings:</text:p>
      <text:list text:style-name="LFO5" text:continue-numbering="true">
        <text:list-item>
          <text:p text:style-name="P145">Using Gradient Descent algorithm, Computed weights – Keep iterating with step size until convergence for every feature.</text:p>
        </text:list-item>
      </text:list>
      <text:p text:style-name="P146"><text:span text:style-name="T147">Code:</text:span><text:span text:style-name="T148"><text:s/>Refer- regression_gradient_descent in http://localhost:8888/notebooks/Course2/week-2-multiple-regression-assignment-2-blank.ipynb</text:span></text:p>
      <text:list text:style-name="LFO5" text:continue-numbering="true">
        <text:list-item>
          <text:p text:style-name="P149">Predicted output given regression weights as below:</text:p>
        </text:list-item>
      </text:list>
      <text:p text:style-name="P150">predictions=np.dot(feature_matrix, weights)</text:p>
      <text:h text:style-name="P151" text:outline-level="2"><text:bookmark-start text:name="_Toc6402490"/><text:bookmark-start text:name="_Toc6420980"/><text:bookmark-start text:name="_Toc6501164"/><text:bookmark-start text:name="_Toc6505772"/>Assignment 4<text:bookmark-end text:name="_Toc6402490"/><text:bookmark-end text:name="_Toc6420980"/><text:bookmark-end text:name="_Toc6501164"/><text:bookmark-end text:name="_Toc6505772"/></text:h>
      <text:h text:style-name="P152" text:outline-level="2"><text:bookmark-start text:name="_Toc6402491"/><text:bookmark-start text:name="_Toc6420981"/><text:bookmark-start text:name="_Toc6501165"/><text:bookmark-start text:name="_Toc6505773"/>Regression Week 3: Polynomial Regression Quiz<text:bookmark-end text:name="_Toc6402491"/><text:bookmark-end text:name="_Toc6420981"/><text:bookmark-end text:name="_Toc6501165"/><text:bookmark-end text:name="_Toc6505773"/></text:h>
      <text:p text:style-name="P153">In this notebook you will compare different regression models in order to assess which model fits best. We will be using polynomial regression as a means to examine this topic. In particular you will:</text:p>
      <text:list text:style-name="LFO6" text:continue-numbering="true">
        <text:list-item>
          <text:p text:style-name="P154">Write a function to take an <text:s/>array and a degree and return a data frame where each column is the array to a polynomial value up to the total degree.</text:p>
        </text:list-item>
        <text:list-item>
          <text:p text:style-name="P155">Use a<text:s/>plotting tool (e.g. matplotlib) to visualize polynomial regressions</text:p>
        </text:list-item>
        <text:list-item>
          <text:p text:style-name="P156">Use a plotting tool (e.g. matplotlib) to visualize the same polynomial degree on different subsets of the data</text:p>
        </text:list-item>
        <text:list-item>
          <text:p text:style-name="P157">Use a validation set to select a polynomial degree</text:p>
        </text:list-item>
        <text:list-item>
          <text:p text:style-name="P158">Assess the final fit using<text:s/>test data</text:p>
        </text:list-item>
      </text:list>
      <text:p text:style-name="P159">Findings:</text:p>
      <text:list text:style-name="LFO7" text:continue-numbering="true">
        <text:list-item>
          <text:p text:style-name="P160">Used matplotlib to<text:s/></text:p>
        </text:list-item>
        <text:list-item>
          <text:p text:style-name="P161"><text:span text:style-name="T162">Assessed -Which degree (1, 2, …, 15) had the lowest RSS on Validation data</text:span></text:p>
        </text:list-item>
      </text:list>
      <text:h text:style-name="P163" text:outline-level="2"><text:bookmark-start text:name="_Toc6402492"/><text:bookmark-start text:name="_Toc6420982"/><text:bookmark-start text:name="_Toc6501166"/><text:bookmark-start text:name="_Toc6505774"/>Week-4:<text:bookmark-end text:name="_Toc6402492"/><text:bookmark-end text:name="_Toc6420982"/><text:bookmark-end text:name="_Toc6501166"/><text:bookmark-end text:name="_Toc6505774"/></text:h>
      <text:list text:style-name="LFO8" text:continue-numbering="true">
        <text:list-item>
          <text:p text:style-name="P164"><text:span text:style-name="T165">Saw a demo for Overfitting using a synthetic dataset consisting of 30 points drawn from the sinusoid<text:s/></text:span><text:span text:style-name="T166">y</text:span><text:span text:style-name="T167">=</text:span><text:span text:style-name="T168">sin</text:span><text:span text:style-name="T169">(</text:span><text:span text:style-name="T170">4</text:span><text:span text:style-name="T171">x</text:span><text:span text:style-name="T172">)</text:span><text:span text:style-name="T173">.</text:span></text:p>
        </text:list-item>
      </text:list>
      <text:h text:style-name="P174" text:outline-level="3"><text:bookmark-start text:name="_Toc6402496"/><text:bookmark-start text:name="_Toc6420983"/><text:bookmark-start text:name="_Toc6501167"/><text:bookmark-start text:name="_Toc6505775"/>ASSIGNMENT 5<text:bookmark-end text:name="_Toc6402496"/><text:bookmark-end text:name="_Toc6420983"/><text:bookmark-end text:name="_Toc6501167"/><text:bookmark-end text:name="_Toc6505775"/></text:h>
      <text:h text:style-name="P175" text:outline-level="2"><text:bookmark-start text:name="_Toc6402497"/><text:bookmark-start text:name="_Toc6420984"/><text:bookmark-start text:name="_Toc6501168"/><text:bookmark-start text:name="_Toc6505776"/>Regression Week 4: Ridge Regression Assignment 1<text:bookmark-end text:name="_Toc6402497"/><text:bookmark-end text:name="_Toc6420984"/><text:bookmark-end text:name="_Toc6501168"/><text:bookmark-end text:name="_Toc6505776"/></text:h>
      <text:p text:style-name="P176">In this assignment, we will run ridge regression multiple times with different L2 penalties to see which one produces the best fit. We will revisit the example of polynomial regression as a means to see the<text:s/>effect of L2 regularization. In particular, we will:</text:p>
      <text:list text:style-name="LFO9" text:continue-numbering="true">
        <text:list-item>
          <text:p text:style-name="P177">Use a pre-built implementation of regression to run polynomial regression</text:p>
        </text:list-item>
        <text:list-item>
          <text:p text:style-name="P178">Use matplotlib to visualize polynomial regressions</text:p>
        </text:list-item>
        <text:list-item>
          <text:p text:style-name="P179">Use a pre-built implementation of regression to run polynomial<text:s/>regression, this time with L2 penalty</text:p>
        </text:list-item>
        <text:list-item>
          <text:p text:style-name="P180">Use matplotlib to visualize polynomial regressions under L2 regularization</text:p>
        </text:list-item>
        <text:list-item>
          <text:p text:style-name="P181">Choose best L2 penalty using cross-validation.</text:p>
        </text:list-item>
        <text:list-item>
          <text:p text:style-name="P182">Assess the final fit using test data.</text:p>
        </text:list-item>
      </text:list>
      <text:p text:style-name="P183"><text:span text:style-name="T184">Generally, whenever we see weights change so much in respo</text:span><text:span text:style-name="T185">nse to change in data, we believe the variance of our estimate to be large. Ridge regression aims to address this issue by penalizing "large" weights. (Weights of<text:s/></text:span><text:span text:style-name="T186">model15</text:span><text:span text:style-name="T187"><text:s/>looked quite small, but they are not that small because 'sqft_living' input is in the</text:span><text:span text:style-name="T188"><text:s/>order of thousands.)</text:span></text:p>
      <text:p text:style-name="P189"/>
      <text:p text:style-name="P190"><text:span text:style-name="T191">Code:</text:span><text:span text:style-name="T192"><text:s/>[Ridge]</text:span></text:p>
      <text:p text:style-name="P193">model15_dataset3 = graphlab.linear_regression.create(poly15_dataset3, target = 'price', features = my_features, l2_penalty = l2_sm_penalty,validation_set = None)</text:p>
      <text:p text:style-name="P194"/>
      <text:h text:style-name="P195" text:outline-level="3"><text:bookmark-start text:name="_Toc6402498"/><text:bookmark-start text:name="_Toc6420985"/><text:bookmark-start text:name="_Toc6501169"/><text:bookmark-start text:name="_Toc6505777"/>ASSIGNMENT 6<text:bookmark-end text:name="_Toc6402498"/><text:bookmark-end text:name="_Toc6420985"/><text:bookmark-end text:name="_Toc6501169"/><text:bookmark-end text:name="_Toc6505777"/></text:h>
      <text:h text:style-name="P196" text:outline-level="2"><text:bookmark-start text:name="_Toc6402499"/><text:bookmark-start text:name="_Toc6420986"/><text:bookmark-start text:name="_Toc6501170"/><text:bookmark-start text:name="_Toc6505778"/><text:span text:style-name="T197">Regression Week 4: Ridge Regression (gradie</text:span><text:span text:style-name="T198">nt descent)</text:span><text:a xlink:href="http://localhost:8889/notebooks/Course2/week-4-ridge-regression-assignment-2-blank.ipynb#Regression-Week-4:-Ridge-Regression-(gradient-descent)" office:target-frame-name="_top" xlink:show="replace"><text:span text:style-name="T199">¶</text:span><text:bookmark-end text:name="_Toc6402499"/><text:bookmark-end text:name="_Toc6420986"/><text:bookmark-end text:name="_Toc6501170"/><text:bookmark-end text:name="_Toc6505778"/></text:a></text:h>
      <text:p text:style-name="P200">In this notebook, you will implement ridge regression via gradient descent. You will:</text:p>
      <text:list text:style-name="LFO10" text:continue-numbering="true">
        <text:list-item>
          <text:p text:style-name="P201">Convert an SFrame into a Numpy array</text:p>
        </text:list-item>
        <text:list-item>
          <text:p text:style-name="P202">Write a Numpy function to compute the derivative of the regression weights with respect to a single feature</text:p>
        </text:list-item>
        <text:list-item>
          <text:p text:style-name="P203">Write gradient descent function to compute the regression weights given an initial weight vector, step<text:s/>size, tolerance, and L2 penalty</text:p>
        </text:list-item>
      </text:list>
      <text:h text:style-name="P204" text:outline-level="2"><text:bookmark-start text:name="_Toc6402506"/><text:bookmark-start text:name="_Toc6420987"/><text:bookmark-start text:name="_Toc6501171"/><text:bookmark-start text:name="_Toc6505779"/>ASSIGNMENT 7:<text:bookmark-end text:name="_Toc6402506"/><text:bookmark-end text:name="_Toc6420987"/><text:bookmark-end text:name="_Toc6501171"/><text:bookmark-end text:name="_Toc6505779"/></text:h>
      <text:h text:style-name="P205" text:outline-level="2"><text:bookmark-start text:name="_Toc6402507"/><text:bookmark-start text:name="_Toc6420988"/><text:bookmark-start text:name="_Toc6501172"/><text:bookmark-start text:name="_Toc6505780"/>Regression Week 5: LASSO Assignment 1<text:bookmark-end text:name="_Toc6402507"/><text:bookmark-end text:name="_Toc6420988"/><text:bookmark-end text:name="_Toc6501172"/><text:bookmark-end text:name="_Toc6505780"/></text:h>
      <text:p text:style-name="P206">In this assignment, you will use LASSO to select features, building on a pre-implemented solver for LASSO (using GraphLab Create, though you can use other<text:s/>solvers). You will:</text:p>
      <text:list text:style-name="LFO11" text:continue-numbering="true">
        <text:list-item>
          <text:p text:style-name="P207">Run LASSO with different L1 penalties.</text:p>
        </text:list-item>
        <text:list-item>
          <text:p text:style-name="P208">Choose best L1 penalty using a validation set.</text:p>
        </text:list-item>
        <text:list-item>
          <text:p text:style-name="P209">Choose best L1 penalty using a validation set, with additional constraint on the size of subset.</text:p>
        </text:list-item>
      </text:list>
      <text:p text:style-name="P210"/>
      <text:p text:style-name="Normal"><text:span text:style-name="T211">Note: Applying L1 penalty requires adding an extra p</text:span><text:span text:style-name="T212">arameter (</text:span><text:span text:style-name="T213">l1_penalty</text:span><text:span text:style-name="T214">) to the linear regression call in GraphLab Create. (Other tools may have separate implementations of LASSO.) Note that it's important to set<text:s/></text:span><text:span text:style-name="T215">l2_penalty=0</text:span><text:span text:style-name="T216"><text:s/>to ensure we don't introduce an additional L2 penalty.</text:span></text:p>
      <text:p text:style-name="Normal"/>
      <text:soft-page-break/>
      <text:p text:style-name="Normal"><text:span text:style-name="T217">Code:</text:span></text:p>
      <text:p text:style-name="P218">reg_model = graphlab.linear_regression.create(training, target='price', features=all_features,</text:p>
      <text:p text:style-name="P219"><text:s text:c="46"/>validation_set=None,l2_penalty=0., l1_penalty=l1_penalty,verbose=False)</text:p>
      <text:p text:style-name="P220"/>
      <text:p text:style-name="P221"><text:span text:style-name="T222">Note: you can turn off the print out of<text:s/></text:span><text:span text:style-name="T223">linear_regression.cre</text:span><text:span text:style-name="T224">ate()</text:span><text:span text:style-name="T225"><text:s/>with<text:s/></text:span><text:span text:style-name="T226">verbose = False</text:span></text:p>
      <text:p text:style-name="P227"/>
      <text:h text:style-name="P228" text:outline-level="1"><text:bookmark-start text:name="_Toc6402508"/><text:bookmark-start text:name="_Toc6420989"/><text:bookmark-start text:name="_Toc6501173"/><text:bookmark-start text:name="_Toc6505781"/><text:span text:style-name="T229">Selecting an L1 penalty</text:span><text:a xlink:href="http://localhost:8889/notebooks/Course2/week-5-lasso-assignment-1-blank.ipynb#Selecting-an-L1-penalty" office:target-frame-name="_top" xlink:show="replace"><text:span text:style-name="T230">¶</text:span><text:bookmark-end text:name="_Toc6402508"/><text:bookmark-end text:name="_Toc6420989"/><text:bookmark-end text:name="_Toc6501173"/><text:bookmark-end text:name="_Toc6505781"/></text:a></text:h>
      <text:p text:style-name="P231">To find a good L1 penalty, we will explore multiple values using a validation set. Let us do three way split into train,<text:s/>validation, and test sets:</text:p>
      <text:list text:style-name="LFO12" text:continue-numbering="true">
        <text:list-item>
          <text:p text:style-name="P232">Split our sales data into 2 sets: training and test</text:p>
        </text:list-item>
        <text:list-item>
          <text:p text:style-name="P233">Further split our training data into two sets: train, validation</text:p>
        </text:list-item>
        <text:list-item>
          <text:p text:style-name="P234">Explored RSS with different L1 penalities.</text:p>
        </text:list-item>
        <text:list-item>
          <text:p text:style-name="P235">Exploring the narrow range of values to find the solution with the right number of non-zeros that has lowest RSS on the validation set</text:p>
        </text:list-item>
      </text:list>
      <text:h text:style-name="P236" text:outline-level="2"><text:bookmark-start text:name="_Toc6402509"/><text:bookmark-start text:name="_Toc6420990"/><text:bookmark-start text:name="_Toc6501174"/><text:bookmark-start text:name="_Toc6505782"/>ASSIGNMENT 8:<text:bookmark-end text:name="_Toc6402509"/><text:bookmark-end text:name="_Toc6420990"/><text:bookmark-end text:name="_Toc6501174"/><text:bookmark-end text:name="_Toc6505782"/></text:h>
      <text:h text:style-name="P237" text:outline-level="2"><text:bookmark-start text:name="_Toc6402510"/><text:bookmark-start text:name="_Toc6420991"/><text:bookmark-start text:name="_Toc6501175"/><text:bookmark-start text:name="_Toc6505783"/>Regression Week 5: LASSO Assignment 2<text:bookmark-end text:name="_Toc6402510"/><text:bookmark-end text:name="_Toc6420991"/><text:bookmark-end text:name="_Toc6501175"/><text:bookmark-end text:name="_Toc6505783"/></text:h>
      <text:p text:style-name="P238">In this notebook, you will implement your very own LASSO solver via coordinate descent. You will:</text:p>
      <text:list text:style-name="LFO13" text:continue-numbering="true">
        <text:list-item>
          <text:p text:style-name="P239">Write a function to normalize features</text:p>
        </text:list-item>
        <text:list-item>
          <text:p text:style-name="P240">Implement coordinate descent for LASSO</text:p>
        </text:list-item>
        <text:list-item>
          <text:p text:style-name="P241">Explore effects of L1 penalty</text:p>
        </text:list-item>
      </text:list>
      <text:p text:style-name="P242">If we want to do any "feature engineering" like creating new features or adjusting existing ones we should do this directly using the SFrames as seen in the first notebook of Week 2.<text:s/>For this notebook, however, we will work with the existing features.</text:p>
      <text:p text:style-name="P243"><text:span text:style-name="T244">Single Coordinate Descent Step:<text:s/></text:span><text:span text:style-name="T245">Using the formula above, implement coordinate descent that minimizes the cost function over a single feature i. Note that the intercept (weight 0) is not r</text:span><text:span text:style-name="T246">egularized. The function should accept feature matrix, output, current weights, l1 penalty, and index of feature to optimize over. The function should return new weight for feature i.</text:span></text:p>
      <text:p text:style-name="P247">Cyclical Coordinate descent:</text:p>
      <text:p text:style-name="P248">Now that we have a function that optimizes<text:s/>the cost function over a single coordinate, let us implement cyclical coordinate descent where we optimize coordinates 0, 1, ..., (d-1) in order and repeat.</text:p>
      <text:p text:style-name="P249">When do we know to stop? Each time we scan all the coordinates (features) once, we measure the change in weight for each coordinate. If no coordinate changes by more than a specified threshold, we stop.</text:p>
      <text:p text:style-name="P250">For each iteration:</text:p>
      <text:p text:style-name="P251">As you loop over features in order and perform coordinate descent, measure how much each coordinate changes.</text:p>
      <text:soft-page-break/>
      <text:p text:style-name="P252">After the loop, if<text:s/>the maximum change across all coordinates falls below the tolerance, stop. Otherwise, go back to step 1.</text:p>
      <text:p text:style-name="P253"><text:span text:style-name="T254">Return weigh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amp;quot" svg:font-family="&amp;quot" style:font-family-generic="roman"/>
    <style:font-face style:name="STIXMathJax_Main-italic" svg:font-family="STIXMathJax_Main-italic" style:font-family-generic="roman"/>
    <style:font-face style:name="STIXMathJax_Main" svg:font-family="STIXMathJax_Main"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4" style:display-name="mathjax4"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TOCHeading" style:display-name="TOC Heading" style:family="paragraph" style:parent-style-name="Heading1" style:next-style-name="Normal" style:default-outline-level="1">
      <style:paragraph-properties style:vertical-align="auto" fo:line-height="103%"/>
      <style:text-properties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8:48:00Z</meta:creation-date>
    <dc:date>2019-04-21T10:06:00Z</dc:date>
    <meta:template xlink:href="Normal" xlink:type="simple"/>
    <meta:editing-cycles>26</meta:editing-cycles>
    <meta:editing-duration>PT24600S</meta:editing-duration>
    <meta:document-statistic meta:page-count="9" meta:paragraph-count="35" meta:word-count="2647" meta:character-count="17700" meta:row-count="125" meta:non-whitespace-character-count="15088"/>
  </office:meta>
</office:document-meta>
</file>